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6">
            <text:p>6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23M03S">
            <text:p>11:23:03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25M33S">
            <text:p>11:25:33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7 CPU_ALL.F1:CPU_ALL.F1 CPU_ALL.F2:CPU_ALL.F7 DISK_SUMM.D2:DISK_SUMM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94.6">
            <text:p>295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4.8166666666667">
            <text:p>24.8</text:p>
          </table:table-cell>
          <table:table-cell table:style-name="ce4" office:value-type="float" office:value="4.68333333333333">
            <text:p>4.7</text:p>
          </table:table-cell>
          <table:table-cell table:style-name="ce4" office:value-type="float" office:value="10.8">
            <text:p>10.8</text:p>
          </table:table-cell>
          <table:table-cell table:style-name="ce4" office:value-type="float" office:value="59.7166666666667">
            <text:p>59.7</text:p>
          </table:table-cell>
          <table:table-cell table:style-name="ce4" office:value-type="float" office:value="29.5">
            <text:p>29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99.4">
            <text:p>399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7">
            <text:p>37.0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15.3">
            <text:p>15.3</text:p>
          </table:table-cell>
          <table:table-cell table:style-name="ce4" office:value-type="float" office:value="97.6">
            <text:p>97.6</text:p>
          </table:table-cell>
          <table:table-cell table:style-name="ce4" office:value-type="float" office:value="43.5">
            <text:p>43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435H24M33S">
            <text:p>11:24:33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49093351242445">
            <text:p>1.5</text:p>
          </table:table-cell>
          <table:table-cell table:style-name="ce4" office:value-type="float" office:value="1.43060498220641">
            <text:p>1.4</text:p>
          </table:table-cell>
          <table:table-cell table:style-name="ce4" office:value-type="float" office:value="1.41666666666667">
            <text:p>1.4</text:p>
          </table:table-cell>
          <table:table-cell table:style-name="ce4" office:value-type="float" office:value="1.63438459391571">
            <text:p>1.6</text:p>
          </table:table-cell>
          <table:table-cell table:style-name="ce4" office:value-type="float" office:value="1.47457627118644">
            <text:p>1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695.448">
            <text:p>69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04">
            <text:p>04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23.02S">
            <text:p>00:11:23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9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5185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31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8270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0"/>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162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22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4964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4"/>87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6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135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1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5169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2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049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6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04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38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5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0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2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5843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28826 0 148080 68600318 50877 3 3461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18258 0 44581 17096661 13191 3 2793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03457 0 29875 17186197 5969 0 202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02457 0 34328 17170877 6142 0 200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04653 0 39294 17146581 25574 0 265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7581517 54 6 0 0 0 0 2 0 1 0 0 0 123 0 218825 69 0 0 0 0 0 0 0 22 0 0 0 0 0 0 0 0 430526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815112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02129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922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4634083 0 4573937 966347 3109603 218866 0 3 1385374 14566 4365387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9408 <text:s text:c="4"/>126 <text:s text:c="3"/>0 <text:s text:c="3"/>0 <text:s text:c="3"/>0 <text:s text:c="4"/>0 <text:s text:c="9"/>0 <text:s text:c="8"/>0 <text:s text:c="4"/>9408 <text:s text:c="4"/>12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31293483 3622374 <text:s text:c="3"/>0 1036 <text:s text:c="3"/>0 <text:s text:c="4"/>0 <text:s text:c="9"/>0 <text:s text:c="8"/>0 1933693382 1529245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8030 7543 1082406 255632 200792 2072282 18243720 15782208 0 709780 161034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7928 7512 1081354 255048 200789 2072280 18243696 15782192 0 709592 161028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8 0 0 0 0 0 8 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64 1 2 24 16 0 380 38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11 2168866 21 23 5 62 13854 104398 20 0 1 0 4 2924544 396 4294967295 13688832 13788668 3220096992 3220091964 16577558 0 0 4096 536946211 3223525726 0 0 0 1 0 0 8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4 396 297 25 0 137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22374 errors:0 dropped:1036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529245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31293483 (431.2 MB) <text:s/>TX bytes:1933693382 (1.9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2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2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9408 (9.4 KB) <text:s/>TX bytes:9408 (9.4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90 <text:s text:c="5"/>4090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7.6">
            <text:p>97.6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26.1">
            <text:p>26.1</text:p>
          </table:table-cell>
          <table:table-cell office:value-type="float" office:value="4">
            <text:p>4</text:p>
          </table:table-cell>
          <table:table-cell office:value-type="float" office:value="7.1">
            <text:p>7.1</text:p>
          </table:table-cell>
          <table:table-cell office:value-type="float" office:value="62.8">
            <text:p>62.8</text:p>
          </table:table-cell>
          <table:table-cell office:value-type="float" office:value="30.1">
            <text:p>30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22.5">
            <text:p>22.5</text:p>
          </table:table-cell>
          <table:table-cell office:value-type="float" office:value="5.4">
            <text:p>5.4</text:p>
          </table:table-cell>
          <table:table-cell office:value-type="float" office:value="15.3">
            <text:p>15.3</text:p>
          </table:table-cell>
          <table:table-cell office:value-type="float" office:value="56.8">
            <text:p>56.8</text:p>
          </table:table-cell>
          <table:table-cell office:value-type="float" office:value="27.9">
            <text:p>27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24.7">
            <text:p>24.7</text:p>
          </table:table-cell>
          <table:table-cell office:value-type="float" office:value="5.4">
            <text:p>5.4</text:p>
          </table:table-cell>
          <table:table-cell office:value-type="float" office:value="14.6">
            <text:p>14.6</text:p>
          </table:table-cell>
          <table:table-cell office:value-type="float" office:value="55.2">
            <text:p>55.2</text:p>
          </table:table-cell>
          <table:table-cell office:value-type="float" office:value="30.1">
            <text:p>30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3.1">
            <text:p>43.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36.8">
            <text:p>36.8</text:p>
          </table:table-cell>
          <table:table-cell office:value-type="float" office:value="6.7">
            <text:p>6.7</text:p>
          </table:table-cell>
          <table:table-cell office:value-type="float" office:value="13.8">
            <text:p>13.8</text:p>
          </table:table-cell>
          <table:table-cell office:value-type="float" office:value="42.8">
            <text:p>42.8</text:p>
          </table:table-cell>
          <table:table-cell office:value-type="float" office:value="43.5">
            <text:p>43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8166666666667">
            <text:p>24.82</text:p>
            <draw:frame table:end-cell-address="CPU_ALL.U35" table:end-x="0.474in" table:end-y="0.0028in" draw:z-index="0" draw:name="Chart 1" draw:style-name="gr1" svg:width="14.0496in" svg:height="5.0535in" svg:x="0.0299in" svg:y="0.0039in">
              <draw:object draw:notify-on-update-of-ranges="CPU_ALL.A2:CPU_ALL.A7 CPU_ALL.B1:CPU_ALL.B1 CPU_ALL.B2:CPU_ALL.B7 CPU_ALL.C1:CPU_ALL.C1 CPU_ALL.C2:CPU_ALL.C7 CPU_ALL.D1:CPU_ALL.D1 CPU_ALL.D2:CPU_ALL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68333333333333">
            <text:p>4.68</text:p>
          </table:table-cell>
          <table:table-cell office:value-type="float" office:value="10.8">
            <text:p>10.8</text:p>
          </table:table-cell>
          <table:table-cell office:value-type="float" office:value="59.7166666666667">
            <text:p>59.72</text:p>
          </table:table-cell>
          <table:table-cell office:value-type="float" office:value="29.5">
            <text:p>29.5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1" table:end-x="0.474in" table:end-y="0.0161in" draw:z-index="1" draw:name="Chart 2" draw:style-name="gr1" svg:width="14.0496in" svg:height="5.0524in" svg:x="0.0299in" svg:y="0.0185in">
              <draw:object draw:notify-on-update-of-ranges="CPU_ALL.A2:CPU_ALL.A7 CPU_ALL.G1:CPU_ALL.G1 CPU_ALL.G2:CPU_ALL.G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2.0166666666667">
            <text:p>22.0</text:p>
          </table:table-cell>
          <table:table-cell table:style-name="ce10" office:value-type="float" office:value="3.63333333333333">
            <text:p>3.6</text:p>
          </table:table-cell>
          <table:table-cell table:style-name="ce10" office:value-type="float" office:value="3.06666666666667">
            <text:p>3.1</text:p>
          </table:table-cell>
          <table:table-cell table:style-name="ce10" office:value-type="float" office:value="71.3">
            <text:p>71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3.2">
            <text:p>23.2</text:p>
          </table:table-cell>
          <table:table-cell table:style-name="ce10" office:value-type="float" office:value="4.16666666666667">
            <text:p>4.2</text:p>
          </table:table-cell>
          <table:table-cell table:style-name="ce10" office:value-type="float" office:value="5.1">
            <text:p>5.1</text:p>
          </table:table-cell>
          <table:table-cell table:style-name="ce10" office:value-type="float" office:value="67.4833333333333">
            <text:p>67.5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5.6666666666667">
            <text:p>25.7</text:p>
          </table:table-cell>
          <table:table-cell table:style-name="ce10" office:value-type="float" office:value="3.98333333333333">
            <text:p>4.0</text:p>
          </table:table-cell>
          <table:table-cell table:style-name="ce10" office:value-type="float" office:value="6.83333333333333">
            <text:p>6.8</text:p>
          </table:table-cell>
          <table:table-cell table:style-name="ce10" office:value-type="float" office:value="63.5">
            <text:p>63.5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7.4666666666667">
            <text:p>27.5</text:p>
          </table:table-cell>
          <table:table-cell table:style-name="ce10" office:value-type="float" office:value="6.65">
            <text:p>6.7</text:p>
          </table:table-cell>
          <table:table-cell table:style-name="ce10" office:value-type="float" office:value="27.9666666666667">
            <text:p>28.0</text:p>
          </table:table-cell>
          <table:table-cell table:style-name="ce10" office:value-type="float" office:value="37.9333333333333">
            <text:p>37.9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0">
            <text:p>0</text:p>
          </table:table-cell>
          <table:table-cell office:value-type="float" office:value="1802.4">
            <text:p>1802.4</text:p>
          </table:table-cell>
          <table:table-cell office:value-type="float" office:value="221.2">
            <text:p>221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0">
            <text:p>0</text:p>
          </table:table-cell>
          <table:table-cell office:value-type="float" office:value="7436.2">
            <text:p>7436.2</text:p>
          </table:table-cell>
          <table:table-cell office:value-type="float" office:value="399.2">
            <text:p>399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0">
            <text:p>0</text:p>
          </table:table-cell>
          <table:table-cell office:value-type="float" office:value="4021.4">
            <text:p>4021.4</text:p>
          </table:table-cell>
          <table:table-cell office:value-type="float" office:value="399.4">
            <text:p>399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0">
            <text:p>0</text:p>
          </table:table-cell>
          <table:table-cell office:value-type="float" office:value="5983.4">
            <text:p>5983.4</text:p>
          </table:table-cell>
          <table:table-cell office:value-type="float" office:value="369.8">
            <text:p>369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0">
            <text:p>0</text:p>
          </table:table-cell>
          <table:table-cell office:value-type="float" office:value="3938.2">
            <text:p>3938.2</text:p>
          </table:table-cell>
          <table:table-cell office:value-type="float" office:value="378">
            <text:p>37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DISK_SUMM.T35" table:end-x="0.6197in" table:end-y="0.0028in" draw:z-index="0" draw:name="Chart 1" draw:style-name="gr1" svg:width="14.0118in" svg:height="5.0535in" svg:x="0.0299in" svg:y="0.0039in">
              <draw:object draw:notify-on-update-of-ranges="DISK_SUMM.A2:DISK_SUMM.A7 DISK_SUMM.B1:DISK_SUMM.B1 DISK_SUMM.B2:DISK_SUMM.B7 DISK_SUMM.C1:DISK_SUMM.C1 DISK_SUMM.C2:DISK_SUMM.C7 DISK_SUMM.D2:DISK_SUMM.D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7])" office:value-type="float" office:value="3863.6">
            <text:p>3863.6</text:p>
          </table:table-cell>
          <table:table-cell table:style-name="ce11" table:formula="of:=AVERAGE([.D2:.D7])" office:value-type="float" office:value="294.6">
            <text:p>294.6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1572.94747558408">
            <text:p>1572.9</text:p>
          </table:table-cell>
          <table:table-cell table:style-name="ce11" table:formula="of:=IF([.D9]=0;0;MAX(SUMPRODUCT([.D2:.D7];[.D2:.D7])/SUM([.D2:.D7])-[.D9];0))" office:value-type="float" office:value="71.6856302330845">
            <text:p>71.7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1999.65252441592">
            <text:p>1999.7</text:p>
          </table:table-cell>
          <table:table-cell table:style-name="ce11" table:formula="of:=ABS(MAX([.D2:.D7])-[.D9]-[.D10])" office:value-type="float" office:value="33.1143697669156">
            <text:p>33.1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1" table:end-x="0.6197in" table:end-y="0.0161in" draw:z-index="1" draw:name="Chart 2" draw:style-name="gr1" svg:width="14.0118in" svg:height="5.0524in" svg:x="0.0299in" svg:y="0.0185in">
              <draw:object draw:notify-on-update-of-ranges="DISK_SUMM.B1:DISK_SUMM.D1 DISK_SUMM.A9:DISK_SUMM.A9 DISK_SUMM.B9:DISK_SUMM.D9 DISK_SUMM.A10:DISK_SUMM.A10 DISK_SUMM.B10:DISK_SUMM.D10 DISK_SUMM.A11:DISK_SUMM.A11 DISK_SUMM.B11:DISK_SUMM.D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table:number-columns-repeated="2" office:value-type="float" office:value="8.1">
            <text:p>8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.2">
            <text:p>1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table:number-columns-repeated="2" office:value-type="float" office:value="18.6">
            <text:p>18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7.2">
            <text:p>3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table:number-columns-repeated="2" office:value-type="float" office:value="10.1">
            <text:p>1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.2">
            <text:p>2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table:number-columns-repeated="2" office:value-type="float" office:value="16.2">
            <text:p>16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2.4">
            <text:p>3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table:number-columns-repeated="2" office:value-type="float" office:value="10.4">
            <text:p>10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.8">
            <text:p>2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0.5666666666667">
            <text:p>10.6</text:p>
            <draw:frame table:end-cell-address="DISKBSIZE.V35" table:end-x="0.224in" table:end-y="0.0028in" draw:z-index="0" draw:name="Chart 1" draw:style-name="gr1" svg:width="14.0339in" svg:height="5.0535in" svg:x="0.0299in" svg:y="0.0039in">
              <draw:object draw:notify-on-update-of-ranges="DISKBSIZE.B1:DISKBSIZE.E1 DISKBSIZE.B9:DISKBSIZE.E9 DISKBSIZE.B10:DISKBSIZE.E10 DISKBSIZE.B11:DISKBSIZE.E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7])" office:value-type="float" office:value="10.5666666666667">
            <text:p>10.6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3.37939011566771">
            <text:p>3.4</text:p>
          </table:table-cell>
          <table:table-cell table:style-name="ce11" table:formula="of:=IF([.C9]=0;0;MAX(SUMPRODUCT([.C2:.C7];[.C2:.C7])/SUM([.C2:.C7])-[.C9];0))" office:value-type="float" office:value="3.37939011566771">
            <text:p>3.4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4.65394321766562">
            <text:p>4.7</text:p>
          </table:table-cell>
          <table:table-cell table:style-name="ce11" table:formula="of:=ABS(MAX([.C2:.C7])-[.C9]-[.C10])" office:value-type="float" office:value="4.65394321766562">
            <text:p>4.7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13.9460567823344">
            <text:p>13.9</text:p>
          </table:table-cell>
          <table:table-cell table:style-name="ce11" table:formula="of:=[.C9]+ [.C10]" office:value-type="float" office:value="13.9460567823344">
            <text:p>13.9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1" table:end-x="0.224in" table:end-y="0.0161in" draw:z-index="1" draw:name="Chart 2" draw:style-name="gr1" svg:width="14.0339in" svg:height="5.0524in" svg:x="0.0299in" svg:y="0.0185in">
              <draw:object draw:notify-on-update-of-ranges="DISKBSIZE.A2:DISKBSIZE.A7 DISKBSIZE.B1:DISKBSIZE.B1 DISKBSIZE.B2:DISKBSIZE.B7 DISKBSIZE.C1:DISKBSIZE.C1 DISKBSIZE.C2:DISKBSIZE.C7 DISKBSIZE.D1:DISKBSIZE.D1 DISKBSIZE.D2:DISKBSIZE.D7 DISKBSIZE.E1:DISKBSIZE.E1 DISKBSIZE.E2:DISKBSIZE.E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6">
            <text:p>7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table:number-columns-repeated="2" office:value-type="float" office:value="72.8">
            <text:p>72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5.6">
            <text:p>14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table:number-columns-repeated="2" office:value-type="float" office:value="72.2">
            <text:p>72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4.4">
            <text:p>14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table:number-columns-repeated="2" office:value-type="float" office:value="69.2">
            <text:p>69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8.4">
            <text:p>13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table:number-columns-repeated="2" office:value-type="float" office:value="68.3">
            <text:p>68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6.6">
            <text:p>136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53.4166666666667">
            <text:p>53.4</text:p>
            <draw:frame table:end-cell-address="DISKBUSY.V35" table:end-x="0.224in" table:end-y="0.0028in" draw:z-index="0" draw:name="Chart 1" draw:style-name="gr1" svg:width="14.0339in" svg:height="5.0535in" svg:x="0.0299in" svg:y="0.0039in">
              <draw:object draw:notify-on-update-of-ranges="DISKBUSY.B1:DISKBUSY.E1 DISKBUSY.B9:DISKBUSY.E9 DISKBUSY.B10:DISKBUSY.E10 DISKBUSY.B11:DISKBUSY.E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7])" office:value-type="float" office:value="53.4166666666667">
            <text:p>53.4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13.3858606344254">
            <text:p>13.4</text:p>
          </table:table-cell>
          <table:table-cell table:style-name="ce11" table:formula="of:=IF([.C9]=0;0;MAX(SUMPRODUCT([.C2:.C7];[.C2:.C7])/SUM([.C2:.C7])-[.C9];0))" office:value-type="float" office:value="13.3858606344254">
            <text:p>13.4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5.99747269890796">
            <text:p>6.0</text:p>
          </table:table-cell>
          <table:table-cell table:style-name="ce11" table:formula="of:=ABS(MAX([.C2:.C7])-[.C9]-[.C10])" office:value-type="float" office:value="5.99747269890796">
            <text:p>6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66.802527301092">
            <text:p>66.8</text:p>
          </table:table-cell>
          <table:table-cell table:style-name="ce11" table:formula="of:=[.C9]+ [.C10]" office:value-type="float" office:value="66.802527301092">
            <text:p>66.8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1" table:end-x="0.224in" table:end-y="0.0161in" draw:z-index="1" draw:name="Chart 2" draw:style-name="gr1" svg:width="14.0339in" svg:height="5.0524in" svg:x="0.0299in" svg:y="0.0185in">
              <draw:object draw:notify-on-update-of-ranges="DISKBUSY.A2:DISKBUSY.A7 DISKBUSY.B1:DISKBUSY.B1 DISKBUSY.B2:DISKBUSY.B7 DISKBUSY.C1:DISKBUSY.C1 DISKBUSY.C2:DISKBUSY.C7 DISKBUSY.D1:DISKBUSY.D1 DISKBUSY.D2:DISKBUSY.D7 DISKBUSY.E1:DISKBUSY.E1 DISKBUSY.E2:DISKBUSY.E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DISKREAD.V35" table:end-x="0.224in" table:end-y="0.0028in" draw:z-index="0" draw:name="Chart 1" draw:style-name="gr1" svg:width="14.0339in" svg:height="5.0535in" svg:x="0.0299in" svg:y="0.0039in">
              <draw:object draw:notify-on-update-of-ranges="DISKREAD.B1:DISKREAD.E1 DISKREAD.B9:DISKREAD.E9 DISKREAD.B10:DISKREAD.E10 DISKREAD.B11:DISKREAD.E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7])" office:value-type="float" office:value="0">
            <text:p>0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0">
            <text:p>0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0">
            <text:p>0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0">
            <text:p>0.0</text:p>
          </table:table-cell>
          <table:table-cell table:style-name="ce11" table:formula="of:=[.C9]+ [.C10]" office:value-type="float" office:value="0">
            <text:p>0.0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1" table:end-x="0.224in" table:end-y="0.0161in" draw:z-index="1" draw:name="Chart 2" draw:style-name="gr1" svg:width="14.0339in" svg:height="5.0524in" svg:x="0.0299in" svg:y="0.0185in">
              <draw:object draw:notify-on-update-of-ranges="DISKREAD.A2:DISKREAD.A7 DISKREAD.B1:DISKREAD.B1 DISKREAD.B2:DISKREAD.B7 DISKREAD.C1:DISKREAD.C1 DISKREAD.C2:DISKREAD.C7 DISKREAD.D1:DISKREAD.D1 DISKREAD.D2:DISKREAD.D7 DISKREAD.E1:DISKREAD.E1 DISKREAD.E2:DISKREAD.E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table:number-columns-repeated="2" office:value-type="float" office:value="901.2">
            <text:p>901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802.4">
            <text:p>180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table:number-columns-repeated="2" office:value-type="float" office:value="3718.1">
            <text:p>3718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436.2">
            <text:p>743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table:number-columns-repeated="2" office:value-type="float" office:value="2010.7">
            <text:p>2010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021.4">
            <text:p>402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table:number-columns-repeated="2" office:value-type="float" office:value="2991.7">
            <text:p>2991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983.4">
            <text:p>598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table:number-columns-repeated="2" office:value-type="float" office:value="1969.1">
            <text:p>1969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938.2">
            <text:p>3938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931.8">
            <text:p>1931.8</text:p>
            <draw:frame table:end-cell-address="DISKWRITE.V35" table:end-x="0.224in" table:end-y="0.0028in" draw:z-index="0" draw:name="Chart 1" draw:style-name="gr1" svg:width="14.0339in" svg:height="5.0535in" svg:x="0.0299in" svg:y="0.0039in">
              <draw:object draw:notify-on-update-of-ranges="DISKWRITE.B1:DISKWRITE.E1 DISKWRITE.B9:DISKWRITE.E9 DISKWRITE.B10:DISKWRITE.E10 DISKWRITE.B11:DISKWRITE.E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7])" office:value-type="float" office:value="1931.8">
            <text:p>1931.8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786.473737792042">
            <text:p>786.5</text:p>
          </table:table-cell>
          <table:table-cell table:style-name="ce11" table:formula="of:=IF([.C9]=0;0;MAX(SUMPRODUCT([.C2:.C7];[.C2:.C7])/SUM([.C2:.C7])-[.C9];0))" office:value-type="float" office:value="786.473737792042">
            <text:p>786.5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999.826262207958">
            <text:p>999.8</text:p>
          </table:table-cell>
          <table:table-cell table:style-name="ce11" table:formula="of:=ABS(MAX([.C2:.C7])-[.C9]-[.C10])" office:value-type="float" office:value="999.826262207958">
            <text:p>999.8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2718.27373779204">
            <text:p>2718.3</text:p>
          </table:table-cell>
          <table:table-cell table:style-name="ce11" table:formula="of:=[.C9]+ [.C10]" office:value-type="float" office:value="2718.27373779204">
            <text:p>2718.3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1" table:end-x="0.224in" table:end-y="0.0161in" draw:z-index="1" draw:name="Chart 2" draw:style-name="gr1" svg:width="14.0339in" svg:height="5.0524in" svg:x="0.0299in" svg:y="0.0185in">
              <draw:object draw:notify-on-update-of-ranges="DISKWRITE.A2:DISKWRITE.A7 DISKWRITE.B1:DISKWRITE.B1 DISKWRITE.B2:DISKWRITE.B7 DISKWRITE.C1:DISKWRITE.C1 DISKWRITE.C2:DISKWRITE.C7 DISKWRITE.D1:DISKWRITE.D1 DISKWRITE.D2:DISKWRITE.D7 DISKWRITE.E1:DISKWRITE.E1 DISKWRITE.E2:DISKWRITE.E7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table:number-columns-repeated="2" office:value-type="float" office:value="110.6">
            <text:p>110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21.2">
            <text:p>221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table:number-columns-repeated="2" office:value-type="float" office:value="199.6">
            <text:p>199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99.2">
            <text:p>399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table:number-columns-repeated="2" office:value-type="float" office:value="199.7">
            <text:p>199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99.4">
            <text:p>399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table:number-columns-repeated="2" office:value-type="float" office:value="184.9">
            <text:p>184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69.8">
            <text:p>369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table:number-columns-repeated="2"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78">
            <text:p>37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47.3">
            <text:p>147.3</text:p>
            <draw:frame table:end-cell-address="DISKXFER.V35" table:end-x="0.224in" table:end-y="0.0028in" draw:z-index="0" draw:name="Chart 1" draw:style-name="gr1" svg:width="14.0339in" svg:height="5.0535in" svg:x="0.0299in" svg:y="0.0039in">
              <draw:object draw:notify-on-update-of-ranges="DISKXFER.B1:DISKXFER.E1 DISKXFER.B9:DISKXFER.E9 DISKXFER.B10:DISKXFER.E10 DISKXFER.B11:DISKXFER.E1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7])" office:value-type="float" office:value="147.3">
            <text:p>147.3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35.8428151165422">
            <text:p>35.8</text:p>
          </table:table-cell>
          <table:table-cell table:style-name="ce11" table:formula="of:=IF([.C9]=0;0;MAX(SUMPRODUCT([.C2:.C7];[.C2:.C7])/SUM([.C2:.C7])-[.C9];0))" office:value-type="float" office:value="35.8428151165422">
            <text:p>35.8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16.5571848834578">
            <text:p>16.6</text:p>
          </table:table-cell>
          <table:table-cell table:style-name="ce11" table:formula="of:=ABS(MAX([.C2:.C7])-[.C9]-[.C10])" office:value-type="float" office:value="16.5571848834578">
            <text:p>16.6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183.142815116542">
            <text:p>183.1</text:p>
          </table:table-cell>
          <table:table-cell table:style-name="ce11" table:formula="of:=[.C9]+ [.C10]" office:value-type="float" office:value="183.142815116542">
            <text:p>183.1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1" table:end-x="0.224in" table:end-y="0.0161in" draw:z-index="1" draw:name="Chart 2" draw:style-name="gr1" svg:width="14.0339in" svg:height="5.0524in" svg:x="0.0299in" svg:y="0.0185in">
              <draw:object draw:notify-on-update-of-ranges="DISKXFER.A2:DISKXFER.A7 DISKXFER.B1:DISKXFER.B1 DISKXFER.B2:DISKXFER.B7 DISKXFER.C1:DISKXFER.C1 DISKXFER.C2:DISKXFER.C7 DISKXFER.D1:DISKXFER.D1 DISKXFER.D2:DISKXFER.D7 DISKXFER.E1:DISKXFER.E1 DISKXFER.E2:DISKXFER.E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41.6">
            <text:p>41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42.3">
            <text:p>42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42.5">
            <text:p>42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42.6">
            <text:p>42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42.4833333333333">
            <text:p>42.5</text:p>
            <draw:frame table:end-cell-address="JFSFILE.U35" table:end-x="0.474in" table:end-y="0.0028in" draw:z-index="0" draw:name="Chart 1" draw:style-name="gr1" svg:width="14.0496in" svg:height="5.0535in" svg:x="0.0299in" svg:y="0.0039in">
              <draw:object draw:notify-on-update-of-ranges="JFSFILE.B1:JFSFILE.F1 JFSFILE.A9:JFSFILE.A9 JFSFILE.B9:JFSFILE.F9 JFSFILE.A10:JFSFILE.A10 JFSFILE.B10:JFSFILE.F10 JFSFILE.A11:JFSFILE.A11 JFSFILE.B11:JFSFILE.F11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7])" office:value-type="float" office:value="0">
            <text:p>0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.00513273179026186">
            <text:p>0.0</text:p>
          </table:table-cell>
          <table:table-cell table:style-name="ce11" table:formula="of:=IF([.C9]=0;0;MAX(SUMPRODUCT([.C2:.C7];[.C2:.C7])/SUM([.C2:.C7])-[.C9];0))" office:value-type="float" office:value="0">
            <text:p>0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.611533934876412">
            <text:p>0.6</text:p>
          </table:table-cell>
          <table:table-cell table:style-name="ce11" table:formula="of:=ABS(MAX([.C2:.C7])-[.C9]-[.C10])" office:value-type="float" office:value="0">
            <text:p>0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06.5">
            <text:p>506.5</text:p>
          </table:table-cell>
          <table:table-cell office:value-type="float" office:value="1.6">
            <text:p>1.6</text:p>
          </table:table-cell>
          <table:table-cell office:value-type="float" office:value="504.9">
            <text:p>504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07.7">
            <text:p>807.7</text:p>
          </table:table-cell>
          <table:table-cell office:value-type="float" office:value="1135.8">
            <text:p>1135.8</text:p>
          </table:table-cell>
          <table:table-cell office:value-type="float" office:value="-1">
            <text:p>-1</text:p>
          </table:table-cell>
          <table:table-cell office:value-type="float" office:value="149.6">
            <text:p>149.6</text:p>
          </table:table-cell>
          <table:table-cell office:value-type="float" office:value="0">
            <text:p>0</text:p>
          </table:table-cell>
          <table:table-cell office:value-type="float" office:value="314.8">
            <text:p>314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45.4">
            <text:p>445.4</text:p>
          </table:table-cell>
          <table:table-cell office:value-type="float" office:value="1.6">
            <text:p>1.6</text:p>
          </table:table-cell>
          <table:table-cell office:value-type="float" office:value="443.8">
            <text:p>443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63.9">
            <text:p>863.9</text:p>
          </table:table-cell>
          <table:table-cell office:value-type="float" office:value="1154.8">
            <text:p>1154.8</text:p>
          </table:table-cell>
          <table:table-cell office:value-type="float" office:value="-1">
            <text:p>-1</text:p>
          </table:table-cell>
          <table:table-cell office:value-type="float" office:value="150.5">
            <text:p>150.5</text:p>
          </table:table-cell>
          <table:table-cell office:value-type="float" office:value="0">
            <text:p>0</text:p>
          </table:table-cell>
          <table:table-cell office:value-type="float" office:value="355.5">
            <text:p>355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30">
            <text:p>430</text:p>
          </table:table-cell>
          <table:table-cell office:value-type="float" office:value="1.6">
            <text:p>1.6</text:p>
          </table:table-cell>
          <table:table-cell office:value-type="float" office:value="428.4">
            <text:p>428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74.8">
            <text:p>874.8</text:p>
          </table:table-cell>
          <table:table-cell office:value-type="float" office:value="1178.1">
            <text:p>1178.1</text:p>
          </table:table-cell>
          <table:table-cell office:value-type="float" office:value="-1">
            <text:p>-1</text:p>
          </table:table-cell>
          <table:table-cell office:value-type="float" office:value="152.6">
            <text:p>152.6</text:p>
          </table:table-cell>
          <table:table-cell office:value-type="float" office:value="0">
            <text:p>0</text:p>
          </table:table-cell>
          <table:table-cell office:value-type="float" office:value="347.5">
            <text:p>347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86.9">
            <text:p>386.9</text:p>
          </table:table-cell>
          <table:table-cell office:value-type="float" office:value="1.6">
            <text:p>1.6</text:p>
          </table:table-cell>
          <table:table-cell office:value-type="float" office:value="385.3">
            <text:p>385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00.7">
            <text:p>900.7</text:p>
          </table:table-cell>
          <table:table-cell office:value-type="float" office:value="1219.3">
            <text:p>1219.3</text:p>
          </table:table-cell>
          <table:table-cell office:value-type="float" office:value="-1">
            <text:p>-1</text:p>
          </table:table-cell>
          <table:table-cell office:value-type="float" office:value="155.5">
            <text:p>155.5</text:p>
          </table:table-cell>
          <table:table-cell office:value-type="float" office:value="0">
            <text:p>0</text:p>
          </table:table-cell>
          <table:table-cell office:value-type="float" office:value="349.1">
            <text:p>349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63.5">
            <text:p>363.5</text:p>
          </table:table-cell>
          <table:table-cell office:value-type="float" office:value="1.6">
            <text:p>1.6</text:p>
          </table:table-cell>
          <table:table-cell office:value-type="float" office:value="361.9">
            <text:p>361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23.1">
            <text:p>923.1</text:p>
          </table:table-cell>
          <table:table-cell office:value-type="float" office:value="1243.2">
            <text:p>1243.2</text:p>
          </table:table-cell>
          <table:table-cell office:value-type="float" office:value="-1">
            <text:p>-1</text:p>
          </table:table-cell>
          <table:table-cell office:value-type="float" office:value="156.1">
            <text:p>156.1</text:p>
          </table:table-cell>
          <table:table-cell office:value-type="float" office:value="0">
            <text:p>0</text:p>
          </table:table-cell>
          <table:table-cell office:value-type="float" office:value="348.3">
            <text:p>348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81.2">
            <text:p>381.2</text:p>
          </table:table-cell>
          <table:table-cell office:value-type="float" office:value="1.6">
            <text:p>1.6</text:p>
          </table:table-cell>
          <table:table-cell office:value-type="float" office:value="379.6">
            <text:p>379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84.9">
            <text:p>884.9</text:p>
          </table:table-cell>
          <table:table-cell office:value-type="float" office:value="1239.5">
            <text:p>1239.5</text:p>
          </table:table-cell>
          <table:table-cell office:value-type="float" office:value="-1">
            <text:p>-1</text:p>
          </table:table-cell>
          <table:table-cell office:value-type="float" office:value="157.3">
            <text:p>157.3</text:p>
          </table:table-cell>
          <table:table-cell office:value-type="float" office:value="0">
            <text:p>0</text:p>
          </table:table-cell>
          <table:table-cell office:value-type="float" office:value="333.9">
            <text:p>333.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5" table:end-x="0.1303in" table:end-y="0.0028in" draw:z-index="0" draw:name="Chart 1" draw:style-name="gr1" svg:width="13.9429in" svg:height="5.0535in" svg:x="0.0299in" svg:y="0.0039in">
              <draw:object draw:notify-on-update-of-ranges="MEM.A2:MEM.A7 MEM.F1:MEM.F1 MEM.F2:MEM.F7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1" table:end-x="0.1303in" table:end-y="0.0161in" draw:z-index="1" draw:name="Chart 2" draw:style-name="gr1" svg:width="13.9429in" svg:height="5.0524in" svg:x="0.0299in" svg:y="0.0185in">
              <draw:object draw:notify-on-update-of-ranges="MEM.A2:MEM.A7 MEM.B1:MEM.B1 MEM.B2:MEM.B7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0">
            <text:p>0</text:p>
          </table:table-cell>
          <table:table-cell office:value-type="float" office:value="35.9">
            <text:p>35.9</text:p>
          </table:table-cell>
          <table:table-cell office:value-type="float" office:value="0">
            <text:p>0</text:p>
          </table:table-cell>
          <table:table-cell office:value-type="float" office:value="926.3">
            <text:p>926.3</text:p>
          </table:table-cell>
          <table:table-cell office:value-type="float" office:value="0">
            <text:p>0</text:p>
          </table:table-cell>
          <table:table-cell office:value-type="float" office:value="962.2">
            <text:p>962.2</text:p>
          </table:table-cell>
          <table:table-cell office:value-type="float" office:value="35.9">
            <text:p>35.9</text:p>
          </table:table-cell>
          <table:table-cell office:value-type="float" office:value="-926.3">
            <text:p>-926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83.4">
            <text:p>483.4</text:p>
          </table:table-cell>
          <table:table-cell office:value-type="float" office:value="0">
            <text:p>0</text:p>
          </table:table-cell>
          <table:table-cell office:value-type="float" office:value="502.4">
            <text:p>502.4</text:p>
          </table:table-cell>
          <table:table-cell office:value-type="float" office:value="19">
            <text:p>19</text:p>
          </table:table-cell>
          <table:table-cell office:value-type="float" office:value="-483.4">
            <text:p>-483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59.4">
            <text:p>359.4</text:p>
          </table:table-cell>
          <table:table-cell office:value-type="float" office:value="0">
            <text:p>0</text:p>
          </table:table-cell>
          <table:table-cell office:value-type="float" office:value="377.4">
            <text:p>377.4</text:p>
          </table:table-cell>
          <table:table-cell office:value-type="float" office:value="18">
            <text:p>18</text:p>
          </table:table-cell>
          <table:table-cell office:value-type="float" office:value="-359.4">
            <text:p>-359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float" office:value="0">
            <text:p>0</text:p>
          </table:table-cell>
          <table:table-cell office:value-type="float" office:value="315.8">
            <text:p>315.8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18.2">
            <text:p>18.2</text:p>
          </table:table-cell>
          <table:table-cell office:value-type="float" office:value="-315.8">
            <text:p>-315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  <table:table-cell office:value-type="float" office:value="338.9">
            <text:p>338.9</text:p>
          </table:table-cell>
          <table:table-cell office:value-type="float" office:value="0">
            <text:p>0</text:p>
          </table:table-cell>
          <table:table-cell office:value-type="float" office:value="360.3">
            <text:p>360.3</text:p>
          </table:table-cell>
          <table:table-cell office:value-type="float" office:value="21.4">
            <text:p>21.4</text:p>
          </table:table-cell>
          <table:table-cell office:value-type="float" office:value="-338.9">
            <text:p>-338.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.U35" table:end-x="0.474in" table:end-y="0.0028in" draw:z-index="0" draw:name="Chart 1" draw:style-name="gr1" svg:width="14.0496in" svg:height="5.0535in" svg:x="0.0299in" svg:y="0.0039in">
              <draw:object draw:notify-on-update-of-ranges="NET.A2:NET.A7 NET.I1:NET.I1 NET.I2:NET.I7 NET.H1:NET.H1 NET.H2:NET.H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7])" office:value-type="float" office:value="18.95">
            <text:p>19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404">
            <text:p>404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5.36354441512753">
            <text:p>5.4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188.185849834984">
            <text:p>188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11.5864555848725">
            <text:p>11.6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334.114150165016">
            <text:p>334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1" table:end-x="0.474in" table:end-y="0.0161in" draw:z-index="1" draw:name="Chart 2" draw:style-name="gr1" svg:width="14.0496in" svg:height="5.0524in" svg:x="0.0299in" svg:y="0.0185in">
              <draw:object draw:notify-on-update-of-ranges="NET.B1:NET.E1 NET.A9:NET.A9 NET.B9:NET.E9 NET.A10:NET.A10 NET.B10:NET.E10 NET.A11:NET.A11 NET.B11:NET.E11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7" table:end-x="0.474in" table:end-y="0.0307in" draw:z-index="2" draw:name="Chart 3" draw:style-name="gr1" svg:width="14.0496in" svg:height="5.0535in" svg:x="0.0299in" svg:y="0.0315in">
              <draw:object draw:notify-on-update-of-ranges="NET.A2:NET.A7 NET.B1:NET.B1 NET.B2:NET.B7 NET.C1:NET.C1 NET.C2:NET.C7 NET.D1:NET.D1 NET.D2:NET.D7 NET.E1:NET.E1 NET.E2:NET.E7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0">
            <text:p>0</text:p>
          </table:table-cell>
          <table:table-cell office:value-type="float" office:value="388.6">
            <text:p>388.6</text:p>
          </table:table-cell>
          <table:table-cell office:value-type="float" office:value="0">
            <text:p>0</text:p>
          </table:table-cell>
          <table:table-cell office:value-type="float" office:value="703.2">
            <text:p>703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0">
            <text:p>0</text:p>
          </table:table-cell>
          <table:table-cell office:value-type="float" office:value="199.8">
            <text:p>199.8</text:p>
          </table:table-cell>
          <table:table-cell office:value-type="float" office:value="0">
            <text:p>0</text:p>
          </table:table-cell>
          <table:table-cell office:value-type="float" office:value="360.5">
            <text:p>360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0">
            <text:p>0</text:p>
          </table:table-cell>
          <table:table-cell office:value-type="float" office:value="159.4">
            <text:p>159.4</text:p>
          </table:table-cell>
          <table:table-cell office:value-type="float" office:value="0">
            <text:p>0</text:p>
          </table:table-cell>
          <table:table-cell office:value-type="float" office:value="276.2">
            <text:p>276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0">
            <text:p>0</text:p>
          </table:table-cell>
          <table:table-cell office:value-type="float" office:value="141.9">
            <text:p>141.9</text:p>
          </table:table-cell>
          <table:table-cell office:value-type="float" office:value="0">
            <text:p>0</text:p>
          </table:table-cell>
          <table:table-cell office:value-type="float" office:value="245.8">
            <text:p>245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0">
            <text:p>0</text:p>
          </table:table-cell>
          <table:table-cell office:value-type="float" office:value="155.5">
            <text:p>155.5</text:p>
          </table:table-cell>
          <table:table-cell office:value-type="float" office:value="0">
            <text:p>0</text:p>
          </table:table-cell>
          <table:table-cell office:value-type="float" office:value="268.8">
            <text:p>268.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PACKET.U35" table:end-x="0.474in" table:end-y="0.0028in" draw:z-index="0" draw:name="Chart 1" draw:style-name="gr1" svg:width="14.0496in" svg:height="5.0535in" svg:x="0.0299in" svg:y="0.0039in">
              <draw:object draw:notify-on-update-of-ranges="NETPACKET.B1:NETPACKET.E1 NETPACKET.A9:NETPACKET.A9 NETPACKET.B9:NETPACKET.E9 NETPACKET.A10:NETPACKET.A10 NETPACKET.B10:NETPACKET.E10 NETPACKET.A11:NETPACKET.A11 NETPACKET.B11:NETPACKET.E1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7])" office:value-type="float" office:value="177.233333333333">
            <text:p>177.2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309.233333333333">
            <text:p>309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68.1921509623221">
            <text:p>68.2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139.946800330567">
            <text:p>139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143.174515704345">
            <text:p>143.2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254.0198663361">
            <text:p>254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1" table:end-x="0.474in" table:end-y="0.0161in" draw:z-index="1" draw:name="Chart 2" draw:style-name="gr1" svg:width="14.0496in" svg:height="5.0524in" svg:x="0.0299in" svg:y="0.0185in">
              <draw:object draw:notify-on-update-of-ranges="NETPACKET.A2:NETPACKET.A7 NETPACKET.B1:NETPACKET.B1 NETPACKET.B2:NETPACKET.B7 NETPACKET.C1:NETPACKET.C1 NETPACKET.C2:NETPACKET.C7 NETPACKET.D1:NETPACKET.D1 NETPACKET.D2:NETPACKET.D7 NETPACKET.E1:NETPACKET.E1 NETPACKET.E2:NETPACKET.E7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627.9">
            <text:p>1627.9</text:p>
          </table:table-cell>
          <table:table-cell table:number-columns-repeated="3" office:value-type="float" office:value="-1">
            <text:p>-1</text:p>
          </table:table-cell>
          <table:table-cell office:value-type="float" office:value="20.6">
            <text:p>20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571.7">
            <text:p>1571.7</text:p>
          </table:table-cell>
          <table:table-cell table:number-columns-repeated="3" office:value-type="float" office:value="-1">
            <text:p>-1</text:p>
          </table:table-cell>
          <table:table-cell office:value-type="float" office:value="9.2">
            <text:p>9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567.5">
            <text:p>1567.5</text:p>
          </table:table-cell>
          <table:table-cell table:number-columns-repeated="3" office:value-type="float" office:value="-1">
            <text:p>-1</text:p>
          </table:table-cell>
          <table:table-cell office:value-type="float" office:value="4.9">
            <text:p>4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524.5">
            <text:p>1524.5</text:p>
          </table:table-cell>
          <table:table-cell table:number-columns-repeated="3" office:value-type="float" office:value="-1">
            <text:p>-1</text:p>
          </table:table-cell>
          <table:table-cell office:value-type="float" office:value="6.6">
            <text:p>6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718">
            <text:p>1718</text:p>
          </table:table-cell>
          <table:table-cell table:number-columns-repeated="3" office:value-type="float" office:value="-1">
            <text:p>-1</text:p>
          </table:table-cell>
          <table:table-cell office:value-type="float" office:value="8.3">
            <text:p>8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5" table:end-x="0.474in" table:end-y="0.0028in" draw:z-index="0" draw:name="Chart 1" draw:style-name="gr1" svg:width="14.0496in" svg:height="5.0535in" svg:x="0.0299in" svg:y="0.0039in">
              <draw:object draw:notify-on-update-of-ranges="PROC.A2:PROC.A7 PROC.B1:PROC.B1 PROC.B2:PROC.B7 PROC.C1:PROC.C1 PROC.C2:PROC.C7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1" table:end-x="0.474in" table:end-y="0.0161in" draw:z-index="1" draw:name="Chart 2" draw:style-name="gr1" svg:width="14.0496in" svg:height="5.0524in" svg:x="0.0299in" svg:y="0.0185in">
              <draw:object draw:notify-on-update-of-ranges="PROC.A2:PROC.A7 PROC.D2:PROC.D7 PROC.E2:PROC.E7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7" table:end-x="0.474in" table:end-y="0.0307in" draw:z-index="2" draw:name="Chart 3" draw:style-name="gr1" svg:width="14.0496in" svg:height="5.0535in" svg:x="0.0299in" svg:y="0.0315in">
              <draw:object draw:notify-on-update-of-ranges="PROC.A2:PROC.A7 PROC.H2:PROC.H7 PROC.I2:PROC.I7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table:number-columns-repeated="3" office:value-type="float" office:value="-1">
            <text:p>-1</text:p>
          </table:table-cell>
          <table:table-cell office:value-type="float" office:value="89">
            <text:p>89</text:p>
          </table:table-cell>
          <table:table-cell table:number-columns-repeated="13" office:value-type="float" office:value="-1">
            <text:p>-1</text:p>
          </table:table-cell>
          <table:table-cell office:value-type="float" office:value="59032">
            <text:p>59032</text:p>
          </table:table-cell>
          <table:table-cell office:value-type="float" office:value="-1">
            <text:p>-1</text:p>
          </table:table-cell>
          <table:table-cell office:value-type="float" office:value="2945">
            <text:p>2945</text:p>
          </table:table-cell>
          <table:table-cell office:value-type="float" office:value="708">
            <text:p>708</text:p>
          </table:table-cell>
          <table:table-cell office:value-type="float" office:value="-1">
            <text:p>-1</text:p>
          </table:table-cell>
          <table:table-cell office:value-type="float" office:value="245063">
            <text:p>245063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47">
            <text:p>47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table:number-columns-repeated="3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5049">
            <text:p>5049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table:number-columns-repeated="2" office:value-type="float" office:value="0">
            <text:p>0</text:p>
          </table:table-cell>
          <table:table-cell office:value-type="float" office:value="-245055">
            <text:p>-245055</text:p>
          </table:table-cell>
          <table:table-cell table:number-columns-repeated="9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table:number-columns-repeated="3" office:value-type="float" office:value="-1">
            <text:p>-1</text:p>
          </table:table-cell>
          <table:table-cell office:value-type="float" office:value="51">
            <text:p>5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7099">
            <text:p>7099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table:number-columns-repeated="2" office:value-type="float" office:value="0">
            <text:p>0</text:p>
          </table:table-cell>
          <table:table-cell office:value-type="float" office:value="-9">
            <text:p>-9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6">
            <text:p>-4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table:number-columns-repeated="3" office:value-type="float" office:value="-1">
            <text:p>-1</text:p>
          </table:table-cell>
          <table:table-cell office:value-type="float" office:value="74">
            <text:p>7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940">
            <text:p>6940</text:p>
          </table:table-cell>
          <table:table-cell office:value-type="float" office:value="0">
            <text:p>0</text:p>
          </table:table-cell>
          <table:table-cell office:value-type="float" office:value="-6155">
            <text:p>-6155</text:p>
          </table:table-cell>
          <table:table-cell table:number-columns-repeated="1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table:number-columns-repeated="3" office:value-type="float" office:value="-1">
            <text:p>-1</text:p>
          </table:table-cell>
          <table:table-cell office:value-type="float" office:value="63">
            <text:p>6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8068">
            <text:p>8068</text:p>
          </table:table-cell>
          <table:table-cell office:value-type="float" office:value="0">
            <text:p>0</text:p>
          </table:table-cell>
          <table:table-cell office:value-type="float" office:value="60321">
            <text:p>60321</text:p>
          </table:table-cell>
          <table:table-cell table:number-columns-repeated="12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5">
            <text:p>-1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table:number-columns-repeated="3" office:value-type="float" office:value="-1">
            <text:p>-1</text:p>
          </table:table-cell>
          <table:table-cell office:value-type="float" office:value="77">
            <text:p>7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  <table:table-cell office:value-type="float" office:value="-34548">
            <text:p>-34548</text:p>
          </table:table-cell>
          <table:table-cell table:number-columns-repeated="1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5" table:end-x="0.474in" table:end-y="0.0028in" draw:z-index="0" draw:name="Chart 1" draw:style-name="gr1" svg:width="14.0496in" svg:height="5.0535in" svg:x="0.0299in" svg:y="0.0039in">
              <draw:object draw:notify-on-update-of-ranges="VM.A2:VM.A7 VM.H1:VM.H1 VM.H2:VM.H7 VM.I1:VM.I1 VM.I2:VM.I7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1" table:end-x="0.474in" table:end-y="0.0161in" draw:z-index="1" draw:name="Chart 2" draw:style-name="gr1" svg:width="14.0496in" svg:height="5.0524in" svg:x="0.0299in" svg:y="0.0185in">
              <draw:object draw:notify-on-update-of-ranges="VM.A2:VM.A7 VM.J1:VM.J1 VM.J2:VM.J7 VM.K1:VM.K1 VM.K2:VM.K7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23M03S">
            <text:p>11:23:03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23M03S">
            <text:p>11:23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23M33S">
            <text:p>11:23:33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23M33S">
            <text:p>11:23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24M03S">
            <text:p>11:24:03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24M03S">
            <text:p>11:24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24M33S">
            <text:p>11:24:33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24M33S">
            <text:p>11:24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1H25M03S">
            <text:p>11:25:03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25M03S">
            <text:p>11:25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1H25M33S">
            <text:p>11:25:33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25M33S">
            <text:p>11:25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23.9">
            <text:p>23.9</text:p>
          </table:table-cell>
          <table:table-cell office:value-type="float" office:value="3.8">
            <text:p>3.8</text:p>
          </table:table-cell>
          <table:table-cell office:value-type="float" office:value="2.7">
            <text:p>2.7</text:p>
          </table:table-cell>
          <table:table-cell office:value-type="float" office:value="69.6">
            <text:p>69.6</text:p>
          </table:table-cell>
          <table:table-cell office:value-type="float" office:value="27.7">
            <text:p>27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21.5">
            <text:p>21.5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72.1">
            <text:p>72.1</text:p>
          </table:table-cell>
          <table:table-cell office:value-type="float" office:value="25.5">
            <text:p>25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22.9">
            <text:p>22.9</text:p>
          </table:table-cell>
          <table:table-cell office:value-type="float" office:value="4">
            <text:p>4</text:p>
          </table:table-cell>
          <table:table-cell office:value-type="float" office:value="4.9">
            <text:p>4.9</text:p>
          </table:table-cell>
          <table:table-cell office:value-type="float" office:value="68.2">
            <text:p>68.2</text:p>
          </table:table-cell>
          <table:table-cell office:value-type="float" office:value="26.9">
            <text:p>26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31">
            <text:p>31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60.8">
            <text:p>60.8</text:p>
          </table:table-cell>
          <table:table-cell office:value-type="float" office:value="35.2">
            <text:p>35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32.1">
            <text:p>32.1</text:p>
          </table:table-cell>
          <table:table-cell office:value-type="float" office:value="5.5">
            <text:p>5.5</text:p>
          </table:table-cell>
          <table:table-cell office:value-type="float" office:value="4.3">
            <text:p>4.3</text:p>
          </table:table-cell>
          <table:table-cell office:value-type="float" office:value="58.1">
            <text:p>58.1</text:p>
          </table:table-cell>
          <table:table-cell office:value-type="float" office:value="37.6">
            <text:p>37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0166666666667">
            <text:p>22.02</text:p>
            <draw:frame table:end-cell-address="CPU01.U35" table:end-x="0.474in" table:end-y="0.0028in" draw:z-index="0" draw:name="Chart 1" draw:style-name="gr1" svg:width="14.0496in" svg:height="5.0535in" svg:x="0.0299in" svg:y="0.0039in">
              <draw:object draw:notify-on-update-of-ranges="CPU01.A2:CPU01.A7 CPU01.B1:CPU01.B1 CPU01.B2:CPU01.B7 CPU01.C1:CPU01.C1 CPU01.C2:CPU01.C7 CPU01.D1:CPU01.D1 CPU01.D2:CPU01.D7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63333333333333">
            <text:p>3.63</text:p>
          </table:table-cell>
          <table:table-cell office:value-type="float" office:value="3.06666666666667">
            <text:p>3.07</text:p>
          </table:table-cell>
          <table:table-cell office:value-type="float" office:value="71.3">
            <text:p>71.3</text:p>
          </table:table-cell>
          <table:table-cell office:value-type="float" office:value="25.65">
            <text:p>25.65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26.7">
            <text:p>26.7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66.2">
            <text:p>66.2</text:p>
          </table:table-cell>
          <table:table-cell office:value-type="float" office:value="30.6">
            <text:p>3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23.3">
            <text:p>23.3</text:p>
          </table:table-cell>
          <table:table-cell office:value-type="float" office:value="5.1">
            <text:p>5.1</text:p>
          </table:table-cell>
          <table:table-cell office:value-type="float" office:value="4.3">
            <text:p>4.3</text:p>
          </table:table-cell>
          <table:table-cell office:value-type="float" office:value="67.3">
            <text:p>67.3</text:p>
          </table:table-cell>
          <table:table-cell office:value-type="float" office:value="28.4">
            <text:p>28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19.5">
            <text:p>19.5</text:p>
          </table:table-cell>
          <table:table-cell office:value-type="float" office:value="4.5">
            <text:p>4.5</text:p>
          </table:table-cell>
          <table:table-cell office:value-type="float" office:value="6.3">
            <text:p>6.3</text:p>
          </table:table-cell>
          <table:table-cell office:value-type="float" office:value="69.6">
            <text:p>69.6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33.7">
            <text:p>33.7</text:p>
          </table:table-cell>
          <table:table-cell office:value-type="float" office:value="5.6">
            <text:p>5.6</text:p>
          </table:table-cell>
          <table:table-cell office:value-type="float" office:value="10.2">
            <text:p>10.2</text:p>
          </table:table-cell>
          <table:table-cell office:value-type="float" office:value="50.5">
            <text:p>50.5</text:p>
          </table:table-cell>
          <table:table-cell office:value-type="float" office:value="39.3">
            <text:p>39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35.4">
            <text:p>35.4</text:p>
          </table:table-cell>
          <table:table-cell office:value-type="float" office:value="5.7">
            <text:p>5.7</text:p>
          </table:table-cell>
          <table:table-cell office:value-type="float" office:value="6.7">
            <text:p>6.7</text:p>
          </table:table-cell>
          <table:table-cell office:value-type="float" office:value="52.1">
            <text:p>52.1</text:p>
          </table:table-cell>
          <table:table-cell office:value-type="float" office:value="41.1">
            <text:p>41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2">
            <text:p>23.2</text:p>
            <draw:frame table:end-cell-address="CPU02.U35" table:end-x="0.474in" table:end-y="0.0028in" draw:z-index="0" draw:name="Chart 1" draw:style-name="gr1" svg:width="14.0496in" svg:height="5.0535in" svg:x="0.0299in" svg:y="0.0039in">
              <draw:object draw:notify-on-update-of-ranges="CPU02.A2:CPU02.A7 CPU02.B1:CPU02.B1 CPU02.B2:CPU02.B7 CPU02.C1:CPU02.C1 CPU02.C2:CPU02.C7 CPU02.D1:CPU02.D1 CPU02.D2:CPU02.D7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4.16666666666667">
            <text:p>4.17</text:p>
          </table:table-cell>
          <table:table-cell office:value-type="float" office:value="5.1">
            <text:p>5.1</text:p>
          </table:table-cell>
          <table:table-cell office:value-type="float" office:value="67.4833333333333">
            <text:p>67.48</text:p>
          </table:table-cell>
          <table:table-cell office:value-type="float" office:value="27.3666666666667">
            <text:p>27.37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26.7">
            <text:p>26.7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66.9">
            <text:p>66.9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26.8">
            <text:p>26.8</text:p>
          </table:table-cell>
          <table:table-cell office:value-type="float" office:value="4.3">
            <text:p>4.3</text:p>
          </table:table-cell>
          <table:table-cell office:value-type="float" office:value="6.7">
            <text:p>6.7</text:p>
          </table:table-cell>
          <table:table-cell office:value-type="float" office:value="62.2">
            <text:p>62.2</text:p>
          </table:table-cell>
          <table:table-cell office:value-type="float" office:value="31.1">
            <text:p>3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42.2">
            <text:p>42.2</text:p>
          </table:table-cell>
          <table:table-cell office:value-type="float" office:value="5.5">
            <text:p>5.5</text:p>
          </table:table-cell>
          <table:table-cell office:value-type="float" office:value="10">
            <text:p>10</text:p>
          </table:table-cell>
          <table:table-cell office:value-type="float" office:value="42.3">
            <text:p>42.3</text:p>
          </table:table-cell>
          <table:table-cell office:value-type="float" office:value="47.7">
            <text:p>47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35.2">
            <text:p>35.2</text:p>
          </table:table-cell>
          <table:table-cell office:value-type="float" office:value="6.1">
            <text:p>6.1</text:p>
          </table:table-cell>
          <table:table-cell office:value-type="float" office:value="14.2">
            <text:p>14.2</text:p>
          </table:table-cell>
          <table:table-cell office:value-type="float" office:value="44.4">
            <text:p>44.4</text:p>
          </table:table-cell>
          <table:table-cell office:value-type="float" office:value="41.3">
            <text:p>41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6666666666667">
            <text:p>25.67</text:p>
            <draw:frame table:end-cell-address="CPU03.U35" table:end-x="0.474in" table:end-y="0.0028in" draw:z-index="0" draw:name="Chart 1" draw:style-name="gr1" svg:width="14.0496in" svg:height="5.0535in" svg:x="0.0299in" svg:y="0.0039in">
              <draw:object draw:notify-on-update-of-ranges="CPU03.A2:CPU03.A7 CPU03.B1:CPU03.B1 CPU03.B2:CPU03.B7 CPU03.C1:CPU03.C1 CPU03.C2:CPU03.C7 CPU03.D1:CPU03.D1 CPU03.D2:CPU03.D7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98333333333333">
            <text:p>3.98</text:p>
          </table:table-cell>
          <table:table-cell office:value-type="float" office:value="6.83333333333333">
            <text:p>6.83</text:p>
          </table:table-cell>
          <table:table-cell office:value-type="float" office:value="63.5">
            <text:p>63.5</text:p>
          </table:table-cell>
          <table:table-cell office:value-type="float" office:value="29.65">
            <text:p>29.65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03S">
            <text:p>11:23:0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">
            <text:p>99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3M33S">
            <text:p>11:23:3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9.3">
            <text:p>19.3</text:p>
          </table:table-cell>
          <table:table-cell office:value-type="float" office:value="48.8">
            <text:p>48.8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03S">
            <text:p>11:24:03</text:p>
          </table:table-cell>
          <table:table-cell office:value-type="float" office:value="22.5">
            <text:p>22.5</text:p>
          </table:table-cell>
          <table:table-cell office:value-type="float" office:value="8.1">
            <text:p>8.1</text:p>
          </table:table-cell>
          <table:table-cell office:value-type="float" office:value="47.1">
            <text:p>47.1</text:p>
          </table:table-cell>
          <table:table-cell office:value-type="float" office:value="22.4">
            <text:p>22.4</text:p>
          </table:table-cell>
          <table:table-cell office:value-type="float" office:value="30.6">
            <text:p>3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4M33S">
            <text:p>11:24:33</text:p>
          </table:table-cell>
          <table:table-cell office:value-type="float" office:value="29.7">
            <text:p>29.7</text:p>
          </table:table-cell>
          <table:table-cell office:value-type="float" office:value="8.9">
            <text:p>8.9</text:p>
          </table:table-cell>
          <table:table-cell office:value-type="float" office:value="40.4">
            <text:p>40.4</text:p>
          </table:table-cell>
          <table:table-cell office:value-type="float" office:value="21">
            <text:p>21</text:p>
          </table:table-cell>
          <table:table-cell office:value-type="float" office:value="38.6">
            <text:p>38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03S">
            <text:p>11:25:03</text:p>
          </table:table-cell>
          <table:table-cell office:value-type="float" office:value="40.9">
            <text:p>40.9</text:p>
          </table:table-cell>
          <table:table-cell office:value-type="float" office:value="8.5">
            <text:p>8.5</text:p>
          </table:table-cell>
          <table:table-cell office:value-type="float" office:value="31.5">
            <text:p>31.5</text:p>
          </table:table-cell>
          <table:table-cell office:value-type="float" office:value="19.1">
            <text:p>19.1</text:p>
          </table:table-cell>
          <table:table-cell office:value-type="float" office:value="49.4">
            <text:p>49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25M33S">
            <text:p>11:25:33</text:p>
          </table:table-cell>
          <table:table-cell office:value-type="float" office:value="44.1">
            <text:p>44.1</text:p>
          </table:table-cell>
          <table:table-cell office:value-type="float" office:value="9.2">
            <text:p>9.2</text:p>
          </table:table-cell>
          <table:table-cell office:value-type="float" office:value="29.4">
            <text:p>29.4</text:p>
          </table:table-cell>
          <table:table-cell office:value-type="float" office:value="17.3">
            <text:p>17.3</text:p>
          </table:table-cell>
          <table:table-cell office:value-type="float" office:value="53.3">
            <text:p>53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4666666666667">
            <text:p>27.47</text:p>
            <draw:frame table:end-cell-address="CPU04.U35" table:end-x="0.474in" table:end-y="0.0028in" draw:z-index="0" draw:name="Chart 1" draw:style-name="gr1" svg:width="14.0496in" svg:height="5.0535in" svg:x="0.0299in" svg:y="0.0039in">
              <draw:object draw:notify-on-update-of-ranges="CPU04.A2:CPU04.A7 CPU04.B1:CPU04.B1 CPU04.B2:CPU04.B7 CPU04.C1:CPU04.C1 CPU04.C2:CPU04.C7 CPU04.D1:CPU04.D1 CPU04.D2:CPU04.D7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6.65">
            <text:p>6.65</text:p>
          </table:table-cell>
          <table:table-cell office:value-type="float" office:value="27.9666666666667">
            <text:p>27.97</text:p>
          </table:table-cell>
          <table:table-cell office:value-type="float" office:value="37.9333333333333">
            <text:p>37.93</text:p>
          </table:table-cell>
          <table:table-cell office:value-type="float" office:value="34.1166666666667">
            <text:p>34.12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920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1/4/2011</text:p>
        </chart:title>
        <chart:legend chart:legend-position="end" svg:x="32.81cm" svg:y="5.832cm" chart:style-name="ch3"/>
        <chart:plot-area chart:style-name="ch4" table:cell-range-address="CPU_ALL.A2:CPU_ALL.A7 CPU_ALL.F1:CPU_ALL.F7 DISK_SUMM.D2:DISK_SUMM.D7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7" chart:label-cell-address="CPU_ALL.F1:CPU_ALL.F1" chart:class="chart:line">
            <chart:data-point chart:repeated="6"/>
          </chart:series>
          <chart:series chart:attached-axis="secondary-y" chart:style-name="ch11" chart:values-cell-range-address="DISK_SUMM.D2:DISK_SUMM.D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1:23:03</text:p>
              </table:table-cell>
              <table:table-cell office:value-type="float" office:value="2.4">
                <text:p text:id="CPU_ALL.F2:CPU_ALL.F7">2.4</text:p>
              </table:table-cell>
              <table:table-cell office:value-type="float" office:value="0">
                <text:p text:id="DISK_SUMM.D2:DISK_SUMM.D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30.1">
                <text:p>30.1</text:p>
              </table:table-cell>
              <table:table-cell office:value-type="float" office:value="221.2">
                <text:p>221.2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27.9">
                <text:p>27.9</text:p>
              </table:table-cell>
              <table:table-cell office:value-type="float" office:value="399.2">
                <text:p>399.2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30.1">
                <text:p>30.1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43">
                <text:p>43</text:p>
              </table:table-cell>
              <table:table-cell office:value-type="float" office:value="369.8">
                <text:p>369.8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43.5">
                <text:p>43.5</text:p>
              </table:table-cell>
              <table:table-cell office:value-type="float" office:value="378">
                <text:p>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407cm" svg:y="0.256cm" chart:style-name="ch2">
          <text:p>Disk %Busy JMeter_Test_90_Threads  11/4/2011</text:p>
        </chart:title>
        <chart:legend chart:legend-position="end" svg:x="33.409cm" svg:y="5.364cm" chart:style-name="ch3"/>
        <chart:plot-area chart:style-name="ch4" table:cell-range-address="DISKBUSY.A1:DISKBUSY.E7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7" chart:label-cell-address="DISKBUSY.B1:DISKBUSY.B1" chart:class="chart:line">
            <chart:data-point chart:repeated="6"/>
          </chart:series>
          <chart:series chart:style-name="ch9" chart:values-cell-range-address="DISKBUSY.C2:DISKBUSY.C7" chart:label-cell-address="DISKBUSY.C1:DISKBUSY.C1" chart:class="chart:line">
            <chart:data-point chart:repeated="6"/>
          </chart:series>
          <chart:series chart:style-name="ch10" chart:values-cell-range-address="DISKBUSY.D2:DISKBUSY.D7" chart:label-cell-address="DISKBUSY.D1:DISKBUSY.D1" chart:class="chart:line">
            <chart:data-point chart:repeated="6"/>
          </chart:series>
          <chart:series chart:style-name="ch11" chart:values-cell-range-address="DISKBUSY.E2:DISKBUSY.E7" chart:label-cell-address="DISKBUSY.E1:DISKBUSY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7">11:23:03</text:p>
              </table:table-cell>
              <table:table-cell office:value-type="float" office:value="0">
                <text:p text:id="DISKBUSY.B2:DISKBUSY.B7">0</text:p>
              </table:table-cell>
              <table:table-cell office:value-type="float" office:value="0">
                <text:p text:id="DISKBUSY.C2:DISKBUSY.C7">0</text:p>
              </table:table-cell>
              <table:table-cell office:value-type="float" office:value="0">
                <text:p text:id="DISKBUSY.D2:DISKBUSY.D7">0</text:p>
              </table:table-cell>
              <table:table-cell office:value-type="float" office:value="0">
                <text:p text:id="DISKBUSY.E2:DISKBUSY.E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72.2">
                <text:p>72.2</text:p>
              </table:table-cell>
              <table:table-cell office:value-type="float" office:value="72.2">
                <text:p>7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69.2">
                <text:p>69.2</text:p>
              </table:table-cell>
              <table:table-cell office:value-type="float" office:value="69.2">
                <text:p>6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68.3">
                <text:p>68.3</text:p>
              </table:table-cell>
              <table:table-cell office:value-type="float" office:value="68.3">
                <text:p>6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917cm" svg:y="0.256cm" chart:style-name="ch2">
          <text:p>Disk Read KB/s JMeter_Test_90_Threads  11/4/2011</text:p>
        </chart:title>
        <chart:legend chart:legend-position="end" svg:x="33.065cm" svg:y="5.599cm" chart:style-name="ch3"/>
        <chart:plot-area chart:style-name="ch4" table:cell-range-address="DISKREAD.B1:DISKREAD.E1 DISKREAD.B9:DISKREAD.E11" chart:data-source-has-labels="row" svg:x="0.712cm" svg:y="1.281cm" svg:width="31.642cm" svg:height="11.044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9:DISKREAD.E9" chart:class="chart:bar">
            <chart:data-point chart:repeated="4"/>
          </chart:series>
          <chart:series chart:style-name="ch9" chart:values-cell-range-address="DISKREAD.B10:DISKREAD.E10" chart:class="chart:bar">
            <chart:data-point chart:repeated="4"/>
          </chart:series>
          <chart:series chart:style-name="ch10" chart:values-cell-range-address="DISKREAD.B11:DISKREAD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">
                <text:p text:id="DISKREAD.B10:DISKREAD.E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0">
                <text:p text:id="DISKREAD.B11:DISKREAD.E1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917cm" svg:y="0.256cm" chart:style-name="ch2">
          <text:p>Disk Read KB/s JMeter_Test_90_Threads  11/4/2011</text:p>
        </chart:title>
        <chart:legend chart:legend-position="end" svg:x="33.409cm" svg:y="5.364cm" chart:style-name="ch3"/>
        <chart:plot-area chart:style-name="ch4" table:cell-range-address="DISKREAD.A1:DISKREAD.E7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7" chart:label-cell-address="DISKREAD.B1:DISKREAD.B1" chart:class="chart:line">
            <chart:data-point chart:repeated="6"/>
          </chart:series>
          <chart:series chart:style-name="ch9" chart:values-cell-range-address="DISKREAD.C2:DISKREAD.C7" chart:label-cell-address="DISKREAD.C1:DISKREAD.C1" chart:class="chart:line">
            <chart:data-point chart:repeated="6"/>
          </chart:series>
          <chart:series chart:style-name="ch10" chart:values-cell-range-address="DISKREAD.D2:DISKREAD.D7" chart:label-cell-address="DISKREAD.D1:DISKREAD.D1" chart:class="chart:line">
            <chart:data-point chart:repeated="6"/>
          </chart:series>
          <chart:series chart:style-name="ch11" chart:values-cell-range-address="DISKREAD.E2:DISKREAD.E7" chart:label-cell-address="DISKREAD.E1:DISKREAD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7">11:23:03</text:p>
              </table:table-cell>
              <table:table-cell office:value-type="float" office:value="0">
                <text:p text:id="DISKREAD.B2:DISKREAD.B7">0</text:p>
              </table:table-cell>
              <table:table-cell office:value-type="float" office:value="0">
                <text:p text:id="DISKREAD.C2:DISKREAD.C7">0</text:p>
              </table:table-cell>
              <table:table-cell office:value-type="float" office:value="0">
                <text:p text:id="DISKREAD.D2:DISKREAD.D7">0</text:p>
              </table:table-cell>
              <table:table-cell office:value-type="float" office:value="0">
                <text:p text:id="DISKREAD.E2:DISKREAD.E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838cm" svg:y="0.256cm" chart:style-name="ch2">
          <text:p>Disk Write KB/s JMeter_Test_90_Threads  11/4/2011</text:p>
        </chart:title>
        <chart:legend chart:legend-position="end" svg:x="33.065cm" svg:y="5.599cm" chart:style-name="ch3"/>
        <chart:plot-area chart:style-name="ch4" table:cell-range-address="DISKWRITE.B1:DISKWRITE.E1 DISKWRITE.B9:DISKWRITE.E11" chart:data-source-has-labels="row" svg:x="0.712cm" svg:y="1.281cm" svg:width="31.642cm" svg:height="11.044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9:DISKWRITE.E9" chart:class="chart:bar">
            <chart:data-point chart:repeated="4"/>
          </chart:series>
          <chart:series chart:style-name="ch9" chart:values-cell-range-address="DISKWRITE.B10:DISKWRITE.E10" chart:class="chart:bar">
            <chart:data-point chart:repeated="4"/>
          </chart:series>
          <chart:series chart:style-name="ch10" chart:values-cell-range-address="DISKWRITE.B11:DISKWRI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931.8">
                <text:p text:id="DISKWRITE.B9:DISKWRITE.E9">1931.8</text:p>
              </table:table-cell>
              <table:table-cell office:value-type="float" office:value="1931.8">
                <text:p>193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786.473737792042">
                <text:p text:id="DISKWRITE.B10:DISKWRITE.E10">786.473737792042</text:p>
              </table:table-cell>
              <table:table-cell office:value-type="float" office:value="786.473737792042">
                <text:p>786.473737792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999.826262207958">
                <text:p text:id="DISKWRITE.B11:DISKWRITE.E11">999.826262207958</text:p>
              </table:table-cell>
              <table:table-cell office:value-type="float" office:value="999.826262207958">
                <text:p>999.826262207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838cm" svg:y="0.256cm" chart:style-name="ch2">
          <text:p>Disk Write KB/s JMeter_Test_90_Threads  11/4/2011</text:p>
        </chart:title>
        <chart:legend chart:legend-position="end" svg:x="33.409cm" svg:y="5.364cm" chart:style-name="ch3"/>
        <chart:plot-area chart:style-name="ch4" table:cell-range-address="DISKWRITE.A1:DISKWRITE.E7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7" chart:label-cell-address="DISKWRITE.B1:DISKWRITE.B1" chart:class="chart:line">
            <chart:data-point chart:repeated="6"/>
          </chart:series>
          <chart:series chart:style-name="ch9" chart:values-cell-range-address="DISKWRITE.C2:DISKWRITE.C7" chart:label-cell-address="DISKWRITE.C1:DISKWRITE.C1" chart:class="chart:line">
            <chart:data-point chart:repeated="6"/>
          </chart:series>
          <chart:series chart:style-name="ch10" chart:values-cell-range-address="DISKWRITE.D2:DISKWRITE.D7" chart:label-cell-address="DISKWRITE.D1:DISKWRITE.D1" chart:class="chart:line">
            <chart:data-point chart:repeated="6"/>
          </chart:series>
          <chart:series chart:style-name="ch11" chart:values-cell-range-address="DISKWRITE.E2:DISKWRITE.E7" chart:label-cell-address="DISKWRITE.E1:DISKWRITE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7">11:23:03</text:p>
              </table:table-cell>
              <table:table-cell office:value-type="float" office:value="0">
                <text:p text:id="DISKWRITE.B2:DISKWRITE.B7">0</text:p>
              </table:table-cell>
              <table:table-cell office:value-type="float" office:value="0">
                <text:p text:id="DISKWRITE.C2:DISKWRITE.C7">0</text:p>
              </table:table-cell>
              <table:table-cell office:value-type="float" office:value="0">
                <text:p text:id="DISKWRITE.D2:DISKWRITE.D7">0</text:p>
              </table:table-cell>
              <table:table-cell office:value-type="float" office:value="0">
                <text:p text:id="DISKWRITE.E2:DISKWRITE.E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901.2">
                <text:p>901.2</text:p>
              </table:table-cell>
              <table:table-cell office:value-type="float" office:value="901.2">
                <text:p>90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3718.1">
                <text:p>3718.1</text:p>
              </table:table-cell>
              <table:table-cell office:value-type="float" office:value="3718.1">
                <text:p>371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2010.7">
                <text:p>2010.7</text:p>
              </table:table-cell>
              <table:table-cell office:value-type="float" office:value="2010.7">
                <text:p>201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2991.7">
                <text:p>2991.7</text:p>
              </table:table-cell>
              <table:table-cell office:value-type="float" office:value="2991.7">
                <text:p>299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1969.1">
                <text:p>1969.1</text:p>
              </table:table-cell>
              <table:table-cell office:value-type="float" office:value="1969.1">
                <text:p>196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541cm" svg:y="0.256cm" chart:style-name="ch2">
          <text:p>Disk transfers per second JMeter_Test_90_Threads  11/4/2011</text:p>
        </chart:title>
        <chart:legend chart:legend-position="end" svg:x="33.065cm" svg:y="5.599cm" chart:style-name="ch3"/>
        <chart:plot-area chart:style-name="ch4" table:cell-range-address="DISKXFER.B1:DISKXFER.E1 DISKXFER.B9:DISKXFER.E11" chart:data-source-has-labels="row" svg:x="0.712cm" svg:y="1.281cm" svg:width="31.642cm" svg:height="11.044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9:DISKXFER.E9" chart:class="chart:bar">
            <chart:data-point chart:repeated="4"/>
          </chart:series>
          <chart:series chart:style-name="ch9" chart:values-cell-range-address="DISKXFER.B10:DISKXFER.E10" chart:class="chart:bar">
            <chart:data-point chart:repeated="4"/>
          </chart:series>
          <chart:series chart:style-name="ch10" chart:values-cell-range-address="DISKXFER.B11:DISKXFER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47.3">
                <text:p text:id="DISKXFER.B9:DISKXFER.E9">147.3</text:p>
              </table:table-cell>
              <table:table-cell office:value-type="float" office:value="147.3">
                <text:p>14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35.8428151165422">
                <text:p text:id="DISKXFER.B10:DISKXFER.E10">35.8428151165422</text:p>
              </table:table-cell>
              <table:table-cell office:value-type="float" office:value="35.8428151165422">
                <text:p>35.8428151165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6.5571848834578">
                <text:p text:id="DISKXFER.B11:DISKXFER.E11">16.5571848834578</text:p>
              </table:table-cell>
              <table:table-cell office:value-type="float" office:value="16.5571848834578">
                <text:p>16.5571848834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541cm" svg:y="0.256cm" chart:style-name="ch2">
          <text:p>Disk transfers per second JMeter_Test_90_Threads  11/4/2011</text:p>
        </chart:title>
        <chart:legend chart:legend-position="end" svg:x="33.409cm" svg:y="5.364cm" chart:style-name="ch3"/>
        <chart:plot-area chart:style-name="ch4" table:cell-range-address="DISKXFER.A1:DISKXFER.E7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7" chart:label-cell-address="DISKXFER.B1:DISKXFER.B1" chart:class="chart:line">
            <chart:data-point chart:repeated="6"/>
          </chart:series>
          <chart:series chart:style-name="ch9" chart:values-cell-range-address="DISKXFER.C2:DISKXFER.C7" chart:label-cell-address="DISKXFER.C1:DISKXFER.C1" chart:class="chart:line">
            <chart:data-point chart:repeated="6"/>
          </chart:series>
          <chart:series chart:style-name="ch10" chart:values-cell-range-address="DISKXFER.D2:DISKXFER.D7" chart:label-cell-address="DISKXFER.D1:DISKXFER.D1" chart:class="chart:line">
            <chart:data-point chart:repeated="6"/>
          </chart:series>
          <chart:series chart:style-name="ch11" chart:values-cell-range-address="DISKXFER.E2:DISKXFER.E7" chart:label-cell-address="DISKXFER.E1:DISKXFER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7">11:23:03</text:p>
              </table:table-cell>
              <table:table-cell office:value-type="float" office:value="0">
                <text:p text:id="DISKXFER.B2:DISKXFER.B7">0</text:p>
              </table:table-cell>
              <table:table-cell office:value-type="float" office:value="0">
                <text:p text:id="DISKXFER.C2:DISKXFER.C7">0</text:p>
              </table:table-cell>
              <table:table-cell office:value-type="float" office:value="0">
                <text:p text:id="DISKXFER.D2:DISKXFER.D7">0</text:p>
              </table:table-cell>
              <table:table-cell office:value-type="float" office:value="0">
                <text:p text:id="DISKXFER.E2:DISKXFER.E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110.6">
                <text:p>110.6</text:p>
              </table:table-cell>
              <table:table-cell office:value-type="float" office:value="110.6">
                <text:p>11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199.6">
                <text:p>199.6</text:p>
              </table:table-cell>
              <table:table-cell office:value-type="float" office:value="199.6">
                <text:p>19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199.7">
                <text:p>199.7</text:p>
              </table:table-cell>
              <table:table-cell office:value-type="float" office:value="199.7">
                <text:p>19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184.9">
                <text:p>184.9</text:p>
              </table:table-cell>
              <table:table-cell office:value-type="float" office:value="184.9">
                <text:p>18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11/4/2011</text:p>
        </chart:title>
        <chart:legend chart:legend-position="end" svg:x="33.262cm" svg:y="5.599cm" chart:style-name="ch3"/>
        <chart:plot-area chart:style-name="ch4" table:cell-range-address="JFSFILE.B1:JFSFILE.F1 JFSFILE.A9:JFSFILE.F11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9:JFSFILE.F9" chart:label-cell-address="JFSFILE.A9:JFSFILE.A9" chart:class="chart:bar">
            <chart:data-point chart:repeated="5"/>
          </chart:series>
          <chart:series chart:style-name="ch9" chart:values-cell-range-address="JFSFILE.B10:JFSFILE.F10" chart:label-cell-address="JFSFILE.A10:JFSFILE.A10" chart:class="chart:bar">
            <chart:data-point chart:repeated="5"/>
          </chart:series>
          <chart:series chart:style-name="ch10" chart:values-cell-range-address="JFSFILE.B11:JFSFILE.F11" chart:label-cell-address="JFSFILE.A11:JFSFILE.A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9:JFSFILE.A9">Avg.</text:p>
              </table:table-cell>
              <table:table-cell office:value-type="float" office:value="42.4833333333333">
                <text:p text:id="JFSFILE.B9:JFSFILE.F9">42.4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WAvg.</text:p>
              </table:table-cell>
              <table:table-cell office:value-type="float" office:value="0.00513273179026186">
                <text:p text:id="JFSFILE.B10:JFSFILE.F10">0.00513273179026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1:JFSFILE.A11">Max.</text:p>
              </table:table-cell>
              <table:table-cell office:value-type="float" office:value="0.611533934876412">
                <text:p text:id="JFSFILE.B11:JFSFILE.F11">0.611533934876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90_Threads  11/4/2011</text:p>
        </chart:title>
        <chart:legend chart:legend-position="end" svg:x="32.652cm" svg:y="6.067cm" chart:style-name="ch3"/>
        <chart:plot-area chart:style-name="ch4" table:cell-range-address="MEM.A2:MEM.A7 MEM.F1:MEM.F7" chart:data-source-has-labels="both" svg:x="0.708cm" svg:y="1.281cm" svg:width="31.237cm" svg:height="11.044cm">
          <chart:axis chart:dimension="x" chart:name="primary-x" chart:style-name="ch5">
            <chart:categories table:cell-range-address="MEM.A2:MEM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7" chart:label-cell-address="MEM.F1:MEM.F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1:23:03</text:p>
              </table:table-cell>
              <table:table-cell office:value-type="float" office:value="506.5">
                <text:p text:id="MEM.F2:MEM.F7">506.5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445.4">
                <text:p>445.4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386.9">
                <text:p>386.9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363.5">
                <text:p>363.5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381.2">
                <text:p>381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7" chart:data-source-has-labels="both" svg:x="0.708cm" svg:y="0.256cm" svg:width="31.105cm" svg:height="12.066cm">
          <chart:axis chart:dimension="x" chart:name="primary-x" chart:style-name="ch4">
            <chart:categories table:cell-range-address="MEM.A2:MEM.A7"/>
          </chart:axis>
          <chart:axis chart:dimension="y" chart:name="primary-y" chart:style-name="ch5"/>
          <chart:series chart:style-name="ch6" chart:values-cell-range-address="MEM.B2:MEM.B7" chart:label-cell-address="MEM.B1:MEM.B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1:23:03</text:p>
              </table:table-cell>
              <table:table-cell office:value-type="float" office:value="2008.2">
                <text:p text:id="MEM.B2:MEM.B7">2008.2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90_Threads  11/4/2011</text:p>
        </chart:title>
        <chart:legend chart:legend-position="end" svg:x="33.209cm" svg:y="5.599cm" chart:style-name="ch3"/>
        <chart:plot-area chart:style-name="ch4" table:cell-range-address="CPU_ALL.A1:CPU_ALL.D7" chart:data-source-has-labels="both" svg:x="0.713cm" svg:y="1.281cm" svg:width="31.784cm" svg:height="11.044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/>
          <chart:series chart:style-name="ch7" chart:values-cell-range-address="CPU_ALL.B2:CPU_ALL.B7" chart:label-cell-address="CPU_ALL.B1:CPU_ALL.B1" chart:class="chart:area">
            <chart:data-point chart:repeated="6"/>
          </chart:series>
          <chart:series chart:style-name="ch8" chart:values-cell-range-address="CPU_ALL.C2:CPU_ALL.C7" chart:label-cell-address="CPU_ALL.C1:CPU_ALL.C1" chart:class="chart:area">
            <chart:data-point chart:repeated="6"/>
          </chart:series>
          <chart:series chart:style-name="ch9" chart:values-cell-range-address="CPU_ALL.D2:CPU_ALL.D7" chart:label-cell-address="CPU_ALL.D1:CPU_ALL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1:23:03</text:p>
              </table:table-cell>
              <table:table-cell office:value-type="float" office:value="1.8">
                <text:p text:id="CPU_ALL.B2:CPU_ALL.B7">1.8</text:p>
              </table:table-cell>
              <table:table-cell office:value-type="float" office:value="0.6">
                <text:p text:id="CPU_ALL.C2:CPU_ALL.C7">0.6</text:p>
              </table:table-cell>
              <table:table-cell office:value-type="float" office:value="0">
                <text:p text:id="CPU_ALL.D2:CPU_ALL.D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26.1">
                <text:p>26.1</text:p>
              </table:table-cell>
              <table:table-cell office:value-type="float" office:value="4">
                <text:p>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22.5">
                <text:p>22.5</text:p>
              </table:table-cell>
              <table:table-cell office:value-type="float" office:value="5.4">
                <text:p>5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24.7">
                <text:p>24.7</text:p>
              </table:table-cell>
              <table:table-cell office:value-type="float" office:value="5.4">
                <text:p>5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36.8">
                <text:p>36.8</text:p>
              </table:table-cell>
              <table:table-cell office:value-type="float" office:value="6.7">
                <text:p>6.7</text:p>
              </table:table-cell>
              <table:table-cell office:value-type="float" office:value="13.8">
                <text:p>1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90_Threads (KB/s) - 11/4/2011</text:p>
        </chart:title>
        <chart:legend chart:legend-position="end" svg:x="31.781cm" svg:y="5.833cm" chart:style-name="ch3"/>
        <chart:plot-area chart:style-name="ch4" table:cell-range-address="NET.A2:NET.A7 NET.H1:NET.I7" chart:data-source-has-labels="both" svg:x="0.713cm" svg:y="1.281cm" svg:width="30.356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I2:NET.I7" chart:label-cell-address="NET.I1:NET.I1" chart:class="chart:area">
            <chart:data-point chart:repeated="6"/>
          </chart:series>
          <chart:series chart:style-name="ch8" chart:values-cell-range-address="NET.H2:NET.H7" chart:label-cell-address="NET.H1:NET.H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1:23:03</text:p>
              </table:table-cell>
              <table:table-cell office:value-type="float" office:value="-0.2">
                <text:p text:id="NET.I2:NET.I7">-0.2</text:p>
              </table:table-cell>
              <table:table-cell office:value-type="float" office:value="1.2">
                <text:p text:id="NET.H2:NET.H7">1.2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-926.3">
                <text:p>-926.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-483.4">
                <text:p>-483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-359.4">
                <text:p>-359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-315.8">
                <text:p>-315.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-338.9">
                <text:p>-338.9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90_Threads (KB/s)  11/4/2011</text:p>
        </chart:title>
        <chart:legend chart:legend-position="end" svg:x="33.262cm" svg:y="5.598cm" chart:style-name="ch3"/>
        <chart:plot-area chart:style-name="ch4" table:cell-range-address="NET.B1:NET.E1 NET.A9:NET.E11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9:NET.E9" chart:label-cell-address="NET.A9:NET.A9" chart:class="chart:bar">
            <chart:data-point chart:repeated="4"/>
          </chart:series>
          <chart:series chart:style-name="ch9" chart:values-cell-range-address="NET.B10:NET.E10" chart:label-cell-address="NET.A10:NET.A10" chart:class="chart:bar">
            <chart:data-point chart:repeated="4"/>
          </chart:series>
          <chart:series chart:style-name="ch10" chart:values-cell-range-address="NET.B11:NET.E11" chart:label-cell-address="NET.A11:N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9:NET.A9">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18.95">
                <text:p>18.95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 text:id="NET.A10:NET.A10">WAvg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5.36354441512753">
                <text:p>5.36354441512753</text:p>
              </table:table-cell>
              <table:table-cell office:value-type="float" office:value="0">
                <text:p>0</text:p>
              </table:table-cell>
              <table:table-cell office:value-type="float" office:value="188.185849834984">
                <text:p>188.185849834984</text:p>
              </table:table-cell>
            </table:table-row>
            <table:table-row>
              <table:table-cell office:value-type="string">
                <text:p text:id="NET.A11:NET.A11">Max.</text:p>
              </table:table-cell>
              <table:table-cell office:value-type="float" office:value="0">
                <text:p text:id="NET.B11:NET.E11">0</text:p>
              </table:table-cell>
              <table:table-cell office:value-type="float" office:value="11.5864555848725">
                <text:p>11.5864555848725</text:p>
              </table:table-cell>
              <table:table-cell office:value-type="float" office:value="0">
                <text:p>0</text:p>
              </table:table-cell>
              <table:table-cell office:value-type="float" office:value="334.114150165016">
                <text:p>334.11415016501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90_Threads (KB/s)  11/4/2011</text:p>
        </chart:title>
        <chart:legend chart:legend-position="end" svg:x="32.68cm" svg:y="5.365cm" chart:style-name="ch3"/>
        <chart:plot-area chart:style-name="ch4" table:cell-range-address="NET.A1:NET.E7" chart:data-source-has-labels="both" svg:x="0.713cm" svg:y="1.281cm" svg:width="31.255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B2:NET.B7" chart:label-cell-address="NET.B1:NET.B1" chart:class="chart:area">
            <chart:data-point chart:repeated="6"/>
          </chart:series>
          <chart:series chart:style-name="ch8" chart:values-cell-range-address="NET.C2:NET.C7" chart:label-cell-address="NET.C1:NET.C1" chart:class="chart:area">
            <chart:data-point chart:repeated="6"/>
          </chart:series>
          <chart:series chart:style-name="ch9" chart:values-cell-range-address="NET.D2:NET.D7" chart:label-cell-address="NET.D1:NET.D1" chart:class="chart:area">
            <chart:data-point chart:repeated="6"/>
          </chart:series>
          <chart:series chart:style-name="ch10" chart:values-cell-range-address="NET.E2:NET.E7" chart:label-cell-address="NET.E1:NET.E1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1:23:03</text:p>
              </table:table-cell>
              <table:table-cell office:value-type="float" office:value="0">
                <text:p text:id="NET.B2:NET.B7">0</text:p>
              </table:table-cell>
              <table:table-cell office:value-type="float" office:value="1.2">
                <text:p text:id="NET.C2:NET.C7">1.2</text:p>
              </table:table-cell>
              <table:table-cell office:value-type="float" office:value="0">
                <text:p text:id="NET.D2:NET.D7">0</text:p>
              </table:table-cell>
              <table:table-cell office:value-type="float" office:value="0.2">
                <text:p text:id="NET.E2:NET.E7">0.2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0">
                <text:p>0</text:p>
              </table:table-cell>
              <table:table-cell office:value-type="float" office:value="35.9">
                <text:p>35.9</text:p>
              </table:table-cell>
              <table:table-cell office:value-type="float" office:value="0">
                <text:p>0</text:p>
              </table:table-cell>
              <table:table-cell office:value-type="float" office:value="926.3">
                <text:p>926.3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83.4">
                <text:p>483.4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59.4">
                <text:p>359.4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0">
                <text:p>0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  <table:table-cell office:value-type="float" office:value="315.8">
                <text:p>315.8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0">
                <text:p>0</text:p>
              </table:table-cell>
              <table:table-cell office:value-type="float" office:value="21.4">
                <text:p>21.4</text:p>
              </table:table-cell>
              <table:table-cell office:value-type="float" office:value="0">
                <text:p>0</text:p>
              </table:table-cell>
              <table:table-cell office:value-type="float" office:value="338.9">
                <text:p>338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90_Threads  11/4/2011</text:p>
        </chart:title>
        <chart:legend chart:legend-position="end" svg:x="33.262cm" svg:y="5.599cm" chart:style-name="ch3"/>
        <chart:plot-area chart:style-name="ch4" table:cell-range-address="NETPACKET.B1:NETPACKET.E1 NETPACKET.A9:NETPACKET.E11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9:NETPACKET.E9" chart:label-cell-address="NETPACKET.A9:NETPACKET.A9" chart:class="chart:bar">
            <chart:data-point chart:repeated="4"/>
          </chart:series>
          <chart:series chart:style-name="ch9" chart:values-cell-range-address="NETPACKET.B10:NETPACKET.E10" chart:label-cell-address="NETPACKET.A10:NETPACKET.A10" chart:class="chart:bar">
            <chart:data-point chart:repeated="4"/>
          </chart:series>
          <chart:series chart:style-name="ch10" chart:values-cell-range-address="NETPACKET.B11:NETPACKET.E11" chart:label-cell-address="NETPACKET.A11:NETPACK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9:NETPACKET.A9">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77.233333333333">
                <text:p>177.233333333333</text:p>
              </table:table-cell>
              <table:table-cell office:value-type="float" office:value="0">
                <text:p>0</text:p>
              </table:table-cell>
              <table:table-cell office:value-type="float" office:value="309.233333333333">
                <text:p>309.233333333333</text:p>
              </table:table-cell>
            </table:table-row>
            <table:table-row>
              <table:table-cell office:value-type="string">
                <text:p text:id="NETPACKET.A10:NETPACKET.A10">WAvg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68.1921509623221">
                <text:p>68.1921509623221</text:p>
              </table:table-cell>
              <table:table-cell office:value-type="float" office:value="0">
                <text:p>0</text:p>
              </table:table-cell>
              <table:table-cell office:value-type="float" office:value="139.946800330567">
                <text:p>139.946800330567</text:p>
              </table:table-cell>
            </table:table-row>
            <table:table-row>
              <table:table-cell office:value-type="string">
                <text:p text:id="NETPACKET.A11:NETPACKET.A11">Max.</text:p>
              </table:table-cell>
              <table:table-cell office:value-type="float" office:value="0">
                <text:p text:id="NETPACKET.B11:NETPACKET.E11">0</text:p>
              </table:table-cell>
              <table:table-cell office:value-type="float" office:value="143.174515704345">
                <text:p>143.174515704345</text:p>
              </table:table-cell>
              <table:table-cell office:value-type="float" office:value="0">
                <text:p>0</text:p>
              </table:table-cell>
              <table:table-cell office:value-type="float" office:value="254.0198663361">
                <text:p>254.019866336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90_Threads  11/4/2011</text:p>
        </chart:title>
        <chart:legend chart:legend-position="end" svg:x="32.389cm" svg:y="5.364cm" chart:style-name="ch3"/>
        <chart:plot-area chart:style-name="ch4" table:cell-range-address="NETPACKET.A1:NETPACKET.E7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7" chart:label-cell-address="NETPACKET.B1:NETPACKET.B1" chart:class="chart:line">
            <chart:data-point chart:repeated="6"/>
          </chart:series>
          <chart:series chart:style-name="ch9" chart:values-cell-range-address="NETPACKET.C2:NETPACKET.C7" chart:label-cell-address="NETPACKET.C1:NETPACKET.C1" chart:class="chart:line">
            <chart:data-point chart:repeated="6"/>
          </chart:series>
          <chart:series chart:style-name="ch10" chart:values-cell-range-address="NETPACKET.D2:NETPACKET.D7" chart:label-cell-address="NETPACKET.D1:NETPACKET.D1" chart:class="chart:line">
            <chart:data-point chart:repeated="6"/>
          </chart:series>
          <chart:series chart:style-name="ch11" chart:values-cell-range-address="NETPACKET.E2:NETPACKET.E7" chart:label-cell-address="NETPACKET.E1:NETPACKET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7">11:23:03</text:p>
              </table:table-cell>
              <table:table-cell office:value-type="float" office:value="0">
                <text:p text:id="NETPACKET.B2:NETPACKET.B7">0</text:p>
              </table:table-cell>
              <table:table-cell office:value-type="float" office:value="18.2">
                <text:p text:id="NETPACKET.C2:NETPACKET.C7">18.2</text:p>
              </table:table-cell>
              <table:table-cell office:value-type="float" office:value="0">
                <text:p text:id="NETPACKET.D2:NETPACKET.D7">0</text:p>
              </table:table-cell>
              <table:table-cell office:value-type="float" office:value="0.9">
                <text:p text:id="NETPACKET.E2:NETPACKET.E7">0.9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0">
                <text:p>0</text:p>
              </table:table-cell>
              <table:table-cell office:value-type="float" office:value="388.6">
                <text:p>388.6</text:p>
              </table:table-cell>
              <table:table-cell office:value-type="float" office:value="0">
                <text:p>0</text:p>
              </table:table-cell>
              <table:table-cell office:value-type="float" office:value="703.2">
                <text:p>703.2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0">
                <text:p>0</text:p>
              </table:table-cell>
              <table:table-cell office:value-type="float" office:value="199.8">
                <text:p>199.8</text:p>
              </table:table-cell>
              <table:table-cell office:value-type="float" office:value="0">
                <text:p>0</text:p>
              </table:table-cell>
              <table:table-cell office:value-type="float" office:value="360.5">
                <text:p>360.5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0">
                <text:p>0</text:p>
              </table:table-cell>
              <table:table-cell office:value-type="float" office:value="159.4">
                <text:p>159.4</text:p>
              </table:table-cell>
              <table:table-cell office:value-type="float" office:value="0">
                <text:p>0</text:p>
              </table:table-cell>
              <table:table-cell office:value-type="float" office:value="276.2">
                <text:p>276.2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0">
                <text:p>0</text:p>
              </table:table-cell>
              <table:table-cell office:value-type="float" office:value="141.9">
                <text:p>141.9</text:p>
              </table:table-cell>
              <table:table-cell office:value-type="float" office:value="0">
                <text:p>0</text:p>
              </table:table-cell>
              <table:table-cell office:value-type="float" office:value="245.8">
                <text:p>245.8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0">
                <text:p>0</text:p>
              </table:table-cell>
              <table:table-cell office:value-type="float" office:value="155.5">
                <text:p>155.5</text:p>
              </table:table-cell>
              <table:table-cell office:value-type="float" office:value="0">
                <text:p>0</text:p>
              </table:table-cell>
              <table:table-cell office:value-type="float" office:value="268.8">
                <text:p>268.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11/4/2011</text:p>
        </chart:title>
        <chart:legend chart:legend-position="end" svg:x="32.68cm" svg:y="5.833cm" chart:style-name="ch3"/>
        <chart:plot-area chart:style-name="ch4" table:cell-range-address="PROC.A1:PROC.C7" chart:data-source-has-labels="both" svg:x="0.713cm" svg:y="1.281cm" svg:width="31.255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7" chart:label-cell-address="PROC.B1:PROC.B1" chart:class="chart:line">
            <chart:data-point chart:repeated="6"/>
          </chart:series>
          <chart:series chart:style-name="ch9" chart:values-cell-range-address="PROC.C2:PROC.C7" chart:label-cell-address="PROC.C1:PROC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1:23:03</text:p>
              </table:table-cell>
              <table:table-cell office:value-type="float" office:value="1">
                <text:p text:id="PROC.B2:PROC.B7">1</text:p>
              </table:table-cell>
              <table:table-cell office:value-type="float" office:value="-1">
                <text:p text:id="PROC.C2:PROC.C7">-1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90_Threads  11/4/2011</text:p>
        </chart:title>
        <chart:legend chart:legend-position="end" svg:x="32.76cm" svg:y="5.832cm" chart:style-name="ch3"/>
        <chart:plot-area chart:style-name="ch4" table:cell-range-address="PROC.A2:PROC.A7 PROC.D2:PROC.E7" chart:data-source-has-labels="column" svg:x="0.713cm" svg:y="1.281cm" svg:width="31.335cm" svg:height="11.041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7" chart:class="chart:line">
            <chart:data-point chart:repeated="6"/>
          </chart:series>
          <chart:series chart:style-name="ch9" chart:values-cell-range-address="PROC.E2:PROC.E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1:23:03</text:p>
              </table:table-cell>
              <table:table-cell office:value-type="float" office:value="0">
                <text:p text:id="PROC.D2:PROC.D7">0</text:p>
              </table:table-cell>
              <table:table-cell office:value-type="float" office:value="-1">
                <text:p text:id="PROC.E2:PROC.E7">-1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1627.9">
                <text:p>1627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1571.7">
                <text:p>157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1567.5">
                <text:p>1567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1524.5">
                <text:p>1524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1718">
                <text:p>171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11/4/2011</text:p>
        </chart:title>
        <chart:legend chart:legend-position="end" svg:x="32.76cm" svg:y="5.833cm" chart:style-name="ch3"/>
        <chart:plot-area chart:style-name="ch4" table:cell-range-address="PROC.A2:PROC.A7 PROC.H2:PROC.I7" chart:data-source-has-labels="column" svg:x="0.713cm" svg:y="1.281cm" svg:width="31.335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7" chart:class="chart:line">
            <chart:data-point chart:repeated="6"/>
          </chart:series>
          <chart:series chart:style-name="ch9" chart:values-cell-range-address="PROC.I2:PROC.I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1:23:03</text:p>
              </table:table-cell>
              <table:table-cell office:value-type="float" office:value="0">
                <text:p text:id="PROC.H2:PROC.H7">0</text:p>
              </table:table-cell>
              <table:table-cell office:value-type="float" office:value="-1">
                <text:p text:id="PROC.I2:PROC.I7">-1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20.6">
                <text:p>2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9.2">
                <text:p>9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4.9">
                <text:p>4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6.6">
                <text:p>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8.3">
                <text:p>8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11/4/2011</text:p>
        </chart:title>
        <chart:legend chart:legend-position="end" svg:x="32.998cm" svg:y="5.833cm" chart:style-name="ch3"/>
        <chart:plot-area chart:style-name="ch4" table:cell-range-address="VM.A2:VM.A7 VM.H1:VM.I7" chart:data-source-has-labels="both" svg:x="0.713cm" svg:y="1.281cm" svg:width="31.573cm" svg:height="11.044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H2:VM.H7" chart:label-cell-address="VM.H1:VM.H1" chart:class="chart:area">
            <chart:data-point chart:repeated="6"/>
          </chart:series>
          <chart:series chart:style-name="ch8" chart:values-cell-range-address="VM.I2:VM.I7" chart:label-cell-address="VM.I1:VM.I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1:23:03</text:p>
              </table:table-cell>
              <table:table-cell office:value-type="float" office:value="-1">
                <text:p text:id="VM.H2:VM.H7">-1</text:p>
              </table:table-cell>
              <table:table-cell office:value-type="float" office:value="-1">
                <text:p text:id="VM.I2:VM.I7">-1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1/4/2011</text:p>
        </chart:title>
        <chart:legend chart:legend-position="end" svg:x="32.918cm" svg:y="5.832cm" chart:style-name="ch3"/>
        <chart:plot-area chart:style-name="ch4" table:cell-range-address="VM.A2:VM.A7 VM.J1:VM.K7" chart:data-source-has-labels="both" svg:x="0.713cm" svg:y="1.281cm" svg:width="31.493cm" svg:height="11.041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J2:VM.J7" chart:label-cell-address="VM.J1:VM.J1" chart:class="chart:area">
            <chart:data-point chart:repeated="6"/>
          </chart:series>
          <chart:series chart:style-name="ch8" chart:values-cell-range-address="VM.K2:VM.K7" chart:label-cell-address="VM.K1:VM.K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1:23:03</text:p>
              </table:table-cell>
              <table:table-cell office:value-type="float" office:value="-1">
                <text:p text:id="VM.J2:VM.J7">-1</text:p>
              </table:table-cell>
              <table:table-cell office:value-type="float" office:value="-1">
                <text:p text:id="VM.K2:VM.K7">-1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7 CPU_ALL.G1:CPU_ALL.G7" chart:data-source-has-labels="both" svg:x="0.713cm" svg:y="0.256cm" svg:width="31.996cm" svg:height="12.066cm">
          <chart:axis chart:dimension="x" chart:name="primary-x" chart:style-name="ch4">
            <chart:categories table:cell-range-address="CPU_ALL.A2:CPU_ALL.A7"/>
          </chart:axis>
          <chart:axis chart:dimension="y" chart:name="primary-y" chart:style-name="ch5"/>
          <chart:series chart:style-name="ch6" chart:values-cell-range-address="CPU_ALL.G2:CPU_ALL.G7" chart:label-cell-address="CPU_ALL.G1:CPU_ALL.G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1:23:03</text:p>
              </table:table-cell>
              <table:table-cell office:value-type="float" office:value="4">
                <text:p text:id="CPU_ALL.G2:CPU_ALL.G7">4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90_Threads  11/4/2011</text:p>
        </chart:title>
        <chart:legend chart:legend-position="end" svg:x="33.209cm" svg:y="5.599cm" chart:style-name="ch3"/>
        <chart:plot-area chart:style-name="ch4" table:cell-range-address="CPU01.A1:CPU01.D7" chart:data-source-has-labels="both" svg:x="0.713cm" svg:y="1.281cm" svg:width="31.784cm" svg:height="11.044cm">
          <chart:axis chart:dimension="x" chart:name="primary-x" chart:style-name="ch5">
            <chart:categories table:cell-range-address="CPU01.A2:CPU01.A7"/>
          </chart:axis>
          <chart:axis chart:dimension="y" chart:name="primary-y" chart:style-name="ch6"/>
          <chart:series chart:style-name="ch7" chart:values-cell-range-address="CPU01.B2:CPU01.B7" chart:label-cell-address="CPU01.B1:CPU01.B1" chart:class="chart:area">
            <chart:data-point chart:repeated="6"/>
          </chart:series>
          <chart:series chart:style-name="ch8" chart:values-cell-range-address="CPU01.C2:CPU01.C7" chart:label-cell-address="CPU01.C1:CPU01.C1" chart:class="chart:area">
            <chart:data-point chart:repeated="6"/>
          </chart:series>
          <chart:series chart:style-name="ch9" chart:values-cell-range-address="CPU01.D2:CPU01.D7" chart:label-cell-address="CPU01.D1:CPU01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7">11:23:03</text:p>
              </table:table-cell>
              <table:table-cell office:value-type="float" office:value="0.7">
                <text:p text:id="CPU01.B2:CPU01.B7">0.7</text:p>
              </table:table-cell>
              <table:table-cell office:value-type="float" office:value="0.3">
                <text:p text:id="CPU01.C2:CPU01.C7">0.3</text:p>
              </table:table-cell>
              <table:table-cell office:value-type="float" office:value="0.1">
                <text:p text:id="CPU01.D2:CPU01.D7">0.1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23.9">
                <text:p>23.9</text:p>
              </table:table-cell>
              <table:table-cell office:value-type="float" office:value="3.8">
                <text:p>3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21.5">
                <text:p>21.5</text:p>
              </table:table-cell>
              <table:table-cell office:value-type="float" office:value="4">
                <text:p>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22.9">
                <text:p>22.9</text:p>
              </table:table-cell>
              <table:table-cell office:value-type="float" office:value="4">
                <text:p>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31">
                <text:p>31</text:p>
              </table:table-cell>
              <table:table-cell office:value-type="float" office:value="4.2">
                <text:p>4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32.1">
                <text:p>32.1</text:p>
              </table:table-cell>
              <table:table-cell office:value-type="float" office:value="5.5">
                <text:p>5.5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90_Threads  11/4/2011</text:p>
        </chart:title>
        <chart:legend chart:legend-position="end" svg:x="33.209cm" svg:y="5.599cm" chart:style-name="ch3"/>
        <chart:plot-area chart:style-name="ch4" table:cell-range-address="CPU02.A1:CPU02.D7" chart:data-source-has-labels="both" svg:x="0.713cm" svg:y="1.281cm" svg:width="31.784cm" svg:height="11.044cm">
          <chart:axis chart:dimension="x" chart:name="primary-x" chart:style-name="ch5">
            <chart:categories table:cell-range-address="CPU02.A2:CPU02.A7"/>
          </chart:axis>
          <chart:axis chart:dimension="y" chart:name="primary-y" chart:style-name="ch6"/>
          <chart:series chart:style-name="ch7" chart:values-cell-range-address="CPU02.B2:CPU02.B7" chart:label-cell-address="CPU02.B1:CPU02.B1" chart:class="chart:area">
            <chart:data-point chart:repeated="6"/>
          </chart:series>
          <chart:series chart:style-name="ch8" chart:values-cell-range-address="CPU02.C2:CPU02.C7" chart:label-cell-address="CPU02.C1:CPU02.C1" chart:class="chart:area">
            <chart:data-point chart:repeated="6"/>
          </chart:series>
          <chart:series chart:style-name="ch9" chart:values-cell-range-address="CPU02.D2:CPU02.D7" chart:label-cell-address="CPU02.D1:CPU02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7">11:23:03</text:p>
              </table:table-cell>
              <table:table-cell office:value-type="float" office:value="0.6">
                <text:p text:id="CPU02.B2:CPU02.B7">0.6</text:p>
              </table:table-cell>
              <table:table-cell office:value-type="float" office:value="0.2">
                <text:p text:id="CPU02.C2:CPU02.C7">0.2</text:p>
              </table:table-cell>
              <table:table-cell office:value-type="float" office:value="0">
                <text:p text:id="CPU02.D2:CPU02.D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26.7">
                <text:p>26.7</text:p>
              </table:table-cell>
              <table:table-cell office:value-type="float" office:value="3.9">
                <text:p>3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23.3">
                <text:p>23.3</text:p>
              </table:table-cell>
              <table:table-cell office:value-type="float" office:value="5.1">
                <text:p>5.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19.5">
                <text:p>19.5</text:p>
              </table:table-cell>
              <table:table-cell office:value-type="float" office:value="4.5">
                <text:p>4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33.7">
                <text:p>33.7</text:p>
              </table:table-cell>
              <table:table-cell office:value-type="float" office:value="5.6">
                <text:p>5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35.4">
                <text:p>35.4</text:p>
              </table:table-cell>
              <table:table-cell office:value-type="float" office:value="5.7">
                <text:p>5.7</text:p>
              </table:table-cell>
              <table:table-cell office:value-type="float" office:value="6.7">
                <text:p>6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90_Threads  11/4/2011</text:p>
        </chart:title>
        <chart:legend chart:legend-position="end" svg:x="33.209cm" svg:y="5.599cm" chart:style-name="ch3"/>
        <chart:plot-area chart:style-name="ch4" table:cell-range-address="CPU03.A1:CPU03.D7" chart:data-source-has-labels="both" svg:x="0.713cm" svg:y="1.281cm" svg:width="31.784cm" svg:height="11.044cm">
          <chart:axis chart:dimension="x" chart:name="primary-x" chart:style-name="ch5">
            <chart:categories table:cell-range-address="CPU03.A2:CPU03.A7"/>
          </chart:axis>
          <chart:axis chart:dimension="y" chart:name="primary-y" chart:style-name="ch6"/>
          <chart:series chart:style-name="ch7" chart:values-cell-range-address="CPU03.B2:CPU03.B7" chart:label-cell-address="CPU03.B1:CPU03.B1" chart:class="chart:area">
            <chart:data-point chart:repeated="6"/>
          </chart:series>
          <chart:series chart:style-name="ch8" chart:values-cell-range-address="CPU03.C2:CPU03.C7" chart:label-cell-address="CPU03.C1:CPU03.C1" chart:class="chart:area">
            <chart:data-point chart:repeated="6"/>
          </chart:series>
          <chart:series chart:style-name="ch9" chart:values-cell-range-address="CPU03.D2:CPU03.D7" chart:label-cell-address="CPU03.D1:CPU03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7">11:23:03</text:p>
              </table:table-cell>
              <table:table-cell office:value-type="float" office:value="0.6">
                <text:p text:id="CPU03.B2:CPU03.B7">0.6</text:p>
              </table:table-cell>
              <table:table-cell office:value-type="float" office:value="0.2">
                <text:p text:id="CPU03.C2:CPU03.C7">0.2</text:p>
              </table:table-cell>
              <table:table-cell office:value-type="float" office:value="0">
                <text:p text:id="CPU03.D2:CPU03.D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26.7">
                <text:p>26.7</text:p>
              </table:table-cell>
              <table:table-cell office:value-type="float" office:value="3.3">
                <text:p>3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22.5">
                <text:p>22.5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26.8">
                <text:p>26.8</text:p>
              </table:table-cell>
              <table:table-cell office:value-type="float" office:value="4.3">
                <text:p>4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42.2">
                <text:p>42.2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35.2">
                <text:p>35.2</text:p>
              </table:table-cell>
              <table:table-cell office:value-type="float" office:value="6.1">
                <text:p>6.1</text:p>
              </table:table-cell>
              <table:table-cell office:value-type="float" office:value="14.2">
                <text:p>14.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90_Threads  11/4/2011</text:p>
        </chart:title>
        <chart:legend chart:legend-position="end" svg:x="33.209cm" svg:y="5.599cm" chart:style-name="ch3"/>
        <chart:plot-area chart:style-name="ch4" table:cell-range-address="CPU04.A1:CPU04.D7" chart:data-source-has-labels="both" svg:x="0.713cm" svg:y="1.281cm" svg:width="31.784cm" svg:height="11.044cm">
          <chart:axis chart:dimension="x" chart:name="primary-x" chart:style-name="ch5">
            <chart:categories table:cell-range-address="CPU04.A2:CPU04.A7"/>
          </chart:axis>
          <chart:axis chart:dimension="y" chart:name="primary-y" chart:style-name="ch6"/>
          <chart:series chart:style-name="ch7" chart:values-cell-range-address="CPU04.B2:CPU04.B7" chart:label-cell-address="CPU04.B1:CPU04.B1" chart:class="chart:area">
            <chart:data-point chart:repeated="6"/>
          </chart:series>
          <chart:series chart:style-name="ch8" chart:values-cell-range-address="CPU04.C2:CPU04.C7" chart:label-cell-address="CPU04.C1:CPU04.C1" chart:class="chart:area">
            <chart:data-point chart:repeated="6"/>
          </chart:series>
          <chart:series chart:style-name="ch9" chart:values-cell-range-address="CPU04.D2:CPU04.D7" chart:label-cell-address="CPU04.D1:CPU04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7">11:23:03</text:p>
              </table:table-cell>
              <table:table-cell office:value-type="float" office:value="0.6">
                <text:p text:id="CPU04.B2:CPU04.B7">0.6</text:p>
              </table:table-cell>
              <table:table-cell office:value-type="float" office:value="0.2">
                <text:p text:id="CPU04.C2:CPU04.C7">0.2</text:p>
              </table:table-cell>
              <table:table-cell office:value-type="float" office:value="0.1">
                <text:p text:id="CPU04.D2:CPU04.D7">0.1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22.5">
                <text:p>22.5</text:p>
              </table:table-cell>
              <table:table-cell office:value-type="float" office:value="8.1">
                <text:p>8.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29.7">
                <text:p>29.7</text:p>
              </table:table-cell>
              <table:table-cell office:value-type="float" office:value="8.9">
                <text:p>8.9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40.9">
                <text:p>40.9</text:p>
              </table:table-cell>
              <table:table-cell office:value-type="float" office:value="8.5">
                <text:p>8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44.1">
                <text:p>44.1</text:p>
              </table:table-cell>
              <table:table-cell office:value-type="float" office:value="9.2">
                <text:p>9.2</text:p>
              </table:table-cell>
              <table:table-cell office:value-type="float" office:value="29.4">
                <text:p>29.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1/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2.0166666666667">
                <text:p text:id="CPU_SUMM.B2:CPU_SUMM.B5">22.0166666666667</text:p>
              </table:table-cell>
              <table:table-cell office:value-type="float" office:value="3.63333333333333">
                <text:p text:id="CPU_SUMM.C2:CPU_SUMM.C5">3.63333333333333</text:p>
              </table:table-cell>
              <table:table-cell office:value-type="float" office:value="3.06666666666667">
                <text:p text:id="CPU_SUMM.D2:CPU_SUMM.D5">3.0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3.2">
                <text:p>23.2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7.4666666666667">
                <text:p>27.4666666666667</text:p>
              </table:table-cell>
              <table:table-cell office:value-type="float" office:value="6.65">
                <text:p>6.65</text:p>
              </table:table-cell>
              <table:table-cell office:value-type="float" office:value="27.9666666666667">
                <text:p>27.9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90_Threads - 11/4/2011</text:p>
        </chart:title>
        <chart:legend chart:legend-position="end" svg:x="31.793cm" svg:y="5.599cm" chart:style-name="ch3"/>
        <chart:plot-area chart:style-name="ch4" table:cell-range-address="DISK_SUMM.A2:DISK_SUMM.D7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7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7" chart:label-cell-address="DISK_SUMM.B1:DISK_SUMM.B1" chart:class="chart:area">
            <chart:data-point chart:repeated="6"/>
          </chart:series>
          <chart:series chart:attached-axis="primary-y" chart:style-name="ch11" chart:values-cell-range-address="DISK_SUMM.C2:DISK_SUMM.C7" chart:label-cell-address="DISK_SUMM.C1:DISK_SUMM.C1" chart:class="chart:area">
            <chart:data-point chart:repeated="6"/>
          </chart:series>
          <chart:series chart:attached-axis="secondary-y" chart:style-name="ch12" chart:values-cell-range-address="DISK_SUMM.D2:DISK_SUMM.D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7">11:23:03</text:p>
              </table:table-cell>
              <table:table-cell office:value-type="float" office:value="0">
                <text:p text:id="DISK_SUMM.B2:DISK_SUMM.B7">0</text:p>
              </table:table-cell>
              <table:table-cell office:value-type="float" office:value="0">
                <text:p text:id="DISK_SUMM.C2:DISK_SUMM.C7">0</text:p>
              </table:table-cell>
              <table:table-cell office:value-type="float" office:value="0">
                <text:p text:id="DISK_SUMM.D2:DISK_SUMM.D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0">
                <text:p>0</text:p>
              </table:table-cell>
              <table:table-cell office:value-type="float" office:value="1802.4">
                <text:p>1802.4</text:p>
              </table:table-cell>
              <table:table-cell office:value-type="float" office:value="221.2">
                <text:p>221.2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0">
                <text:p>0</text:p>
              </table:table-cell>
              <table:table-cell office:value-type="float" office:value="7436.2">
                <text:p>7436.2</text:p>
              </table:table-cell>
              <table:table-cell office:value-type="float" office:value="399.2">
                <text:p>399.2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0">
                <text:p>0</text:p>
              </table:table-cell>
              <table:table-cell office:value-type="float" office:value="4021.4">
                <text:p>4021.4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0">
                <text:p>0</text:p>
              </table:table-cell>
              <table:table-cell office:value-type="float" office:value="5983.4">
                <text:p>5983.4</text:p>
              </table:table-cell>
              <table:table-cell office:value-type="float" office:value="369.8">
                <text:p>369.8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0">
                <text:p>0</text:p>
              </table:table-cell>
              <table:table-cell office:value-type="float" office:value="3938.2">
                <text:p>3938.2</text:p>
              </table:table-cell>
              <table:table-cell office:value-type="float" office:value="378">
                <text:p>3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90_Threads  11/4/2011</text:p>
        </chart:title>
        <chart:legend chart:legend-position="end" svg:x="33.168cm" svg:y="5.598cm" chart:style-name="ch3"/>
        <chart:plot-area chart:style-name="ch4" table:cell-range-address="DISK_SUMM.B1:DISK_SUMM.D1 DISK_SUMM.A9:DISK_SUMM.D11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9:DISK_SUMM.D9" chart:label-cell-address="DISK_SUMM.A9:DISK_SUMM.A9" chart:class="chart:bar">
            <chart:data-point chart:repeated="3"/>
          </chart:series>
          <chart:series chart:style-name="ch9" chart:values-cell-range-address="DISK_SUMM.B10:DISK_SUMM.D10" chart:label-cell-address="DISK_SUMM.A10:DISK_SUMM.A10" chart:class="chart:bar">
            <chart:data-point chart:repeated="3"/>
          </chart:series>
          <chart:series chart:style-name="ch10" chart:values-cell-range-address="DISK_SUMM.B11:DISK_SUMM.D11" chart:label-cell-address="DISK_SUMM.A11:DISK_SUMM.A1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9:DISK_SUMM.A9">Avg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3863.6">
                <text:p>3863.6</text:p>
              </table:table-cell>
              <table:table-cell office:value-type="float" office:value="294.6">
                <text:p>294.6</text:p>
              </table:table-cell>
            </table:table-row>
            <table:table-row>
              <table:table-cell office:value-type="string">
                <text:p text:id="DISK_SUMM.A10:DISK_SUMM.A10">WAvg.</text:p>
              </table:table-cell>
              <table:table-cell office:value-type="float" office:value="0">
                <text:p text:id="DISK_SUMM.B10:DISK_SUMM.D10">0</text:p>
              </table:table-cell>
              <table:table-cell office:value-type="float" office:value="1572.94747558408">
                <text:p>1572.94747558408</text:p>
              </table:table-cell>
              <table:table-cell office:value-type="float" office:value="71.6856302330845">
                <text:p>71.6856302330845</text:p>
              </table:table-cell>
            </table:table-row>
            <table:table-row>
              <table:table-cell office:value-type="string">
                <text:p text:id="DISK_SUMM.A11:DISK_SUMM.A11">Max.</text:p>
              </table:table-cell>
              <table:table-cell office:value-type="float" office:value="0">
                <text:p text:id="DISK_SUMM.B11:DISK_SUMM.D11">0</text:p>
              </table:table-cell>
              <table:table-cell office:value-type="float" office:value="1999.65252441592">
                <text:p>1999.65252441592</text:p>
              </table:table-cell>
              <table:table-cell office:value-type="float" office:value="33.1143697669156">
                <text:p>33.11436976691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832cm" svg:y="0.256cm" chart:style-name="ch2">
          <text:p>Disk Block Size JMeter_Test_90_Threads (Kbytes)  11/4/2011</text:p>
        </chart:title>
        <chart:legend chart:legend-position="end" svg:x="33.065cm" svg:y="5.599cm" chart:style-name="ch3"/>
        <chart:plot-area chart:style-name="ch4" table:cell-range-address="DISKBSIZE.B1:DISKBSIZE.E1 DISKBSIZE.B9:DISKBSIZE.E11" chart:data-source-has-labels="row" svg:x="0.712cm" svg:y="1.281cm" svg:width="31.642cm" svg:height="11.044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9:DISKBSIZE.E9" chart:class="chart:bar">
            <chart:data-point chart:repeated="4"/>
          </chart:series>
          <chart:series chart:style-name="ch9" chart:values-cell-range-address="DISKBSIZE.B10:DISKBSIZE.E10" chart:class="chart:bar">
            <chart:data-point chart:repeated="4"/>
          </chart:series>
          <chart:series chart:style-name="ch10" chart:values-cell-range-address="DISKBSIZE.B11:DISKBSIZ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0.5666666666667">
                <text:p text:id="DISKBSIZE.B9:DISKBSIZE.E9">10.5666666666667</text:p>
              </table:table-cell>
              <table:table-cell office:value-type="float" office:value="10.5666666666667">
                <text:p>10.5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3.37939011566771">
                <text:p text:id="DISKBSIZE.B10:DISKBSIZE.E10">3.37939011566771</text:p>
              </table:table-cell>
              <table:table-cell office:value-type="float" office:value="3.37939011566771">
                <text:p>3.37939011566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4.65394321766562">
                <text:p text:id="DISKBSIZE.B11:DISKBSIZE.E11">4.65394321766562</text:p>
              </table:table-cell>
              <table:table-cell office:value-type="float" office:value="4.65394321766562">
                <text:p>4.65394321766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832cm" svg:y="0.256cm" chart:style-name="ch2">
          <text:p>Disk Block Size JMeter_Test_90_Threads (Kbytes)  11/4/2011</text:p>
        </chart:title>
        <chart:legend chart:legend-position="end" svg:x="33.409cm" svg:y="5.364cm" chart:style-name="ch3"/>
        <chart:plot-area chart:style-name="ch4" table:cell-range-address="DISKBSIZE.A1:DISKBSIZE.E7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7" chart:label-cell-address="DISKBSIZE.B1:DISKBSIZE.B1" chart:class="chart:line">
            <chart:data-point chart:repeated="6"/>
          </chart:series>
          <chart:series chart:style-name="ch9" chart:values-cell-range-address="DISKBSIZE.C2:DISKBSIZE.C7" chart:label-cell-address="DISKBSIZE.C1:DISKBSIZE.C1" chart:class="chart:line">
            <chart:data-point chart:repeated="6"/>
          </chart:series>
          <chart:series chart:style-name="ch10" chart:values-cell-range-address="DISKBSIZE.D2:DISKBSIZE.D7" chart:label-cell-address="DISKBSIZE.D1:DISKBSIZE.D1" chart:class="chart:line">
            <chart:data-point chart:repeated="6"/>
          </chart:series>
          <chart:series chart:style-name="ch11" chart:values-cell-range-address="DISKBSIZE.E2:DISKBSIZE.E7" chart:label-cell-address="DISKBSIZE.E1:DISKBSIZE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7">11:23:03</text:p>
              </table:table-cell>
              <table:table-cell office:value-type="float" office:value="0">
                <text:p text:id="DISKBSIZE.B2:DISKBSIZE.B7">0</text:p>
              </table:table-cell>
              <table:table-cell office:value-type="float" office:value="0">
                <text:p text:id="DISKBSIZE.C2:DISKBSIZE.C7">0</text:p>
              </table:table-cell>
              <table:table-cell office:value-type="float" office:value="0">
                <text:p text:id="DISKBSIZE.D2:DISKBSIZE.D7">0</text:p>
              </table:table-cell>
              <table:table-cell office:value-type="float" office:value="0">
                <text:p text:id="DISKBSIZE.E2:DISKBSIZE.E7">0</text:p>
              </table:table-cell>
            </table:table-row>
            <table:table-row>
              <table:table-cell office:value-type="string">
                <text:p>11:23:33</text:p>
              </table:table-cell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18.6">
                <text:p>18.6</text:p>
              </table:table-cell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03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5:33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1.407cm" svg:y="0.256cm" chart:style-name="ch2">
          <text:p>Disk %Busy JMeter_Test_90_Threads  11/4/2011</text:p>
        </chart:title>
        <chart:legend chart:legend-position="end" svg:x="33.065cm" svg:y="5.599cm" chart:style-name="ch3"/>
        <chart:plot-area chart:style-name="ch4" table:cell-range-address="DISKBUSY.B1:DISKBUSY.E1 DISKBUSY.B9:DISKBUSY.E11" chart:data-source-has-labels="row" svg:x="0.712cm" svg:y="1.281cm" svg:width="31.642cm" svg:height="11.044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9:DISKBUSY.E9" chart:class="chart:bar">
            <chart:data-point chart:repeated="4"/>
          </chart:series>
          <chart:series chart:style-name="ch9" chart:values-cell-range-address="DISKBUSY.B10:DISKBUSY.E10" chart:class="chart:bar">
            <chart:data-point chart:repeated="4"/>
          </chart:series>
          <chart:series chart:style-name="ch10" chart:values-cell-range-address="DISKBUSY.B11:DISKBUSY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53.4166666666667">
                <text:p text:id="DISKBUSY.B9:DISKBUSY.E9">53.4166666666667</text:p>
              </table:table-cell>
              <table:table-cell office:value-type="float" office:value="53.4166666666667">
                <text:p>53.41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3.3858606344254">
                <text:p text:id="DISKBUSY.B10:DISKBUSY.E10">13.3858606344254</text:p>
              </table:table-cell>
              <table:table-cell office:value-type="float" office:value="13.3858606344254">
                <text:p>13.3858606344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5.99747269890796">
                <text:p text:id="DISKBUSY.B11:DISKBUSY.E11">5.99747269890796</text:p>
              </table:table-cell>
              <table:table-cell office:value-type="float" office:value="5.99747269890796">
                <text:p>5.99747269890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